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041217_行政區經緯度(toPost)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行政區名</text:p>
          </table:table-cell>
          <table:table-cell office:value-type="string" table:style-name="ce1">
            <text:p>3碼郵遞區號</text:p>
          </table:table-cell>
          <table:table-cell office:value-type="string" table:style-name="ce1">
            <text:p>中心點經度</text:p>
          </table:table-cell>
          <table:table-cell office:value-type="string" table:style-name="ce1">
            <text:p>中心點緯度</text:p>
          </table:table-cell>
          <table:table-cell office:value-type="string" table:style-name="ce1">
            <text:p>TGOS_UR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北市中正區</text:p>
          </table:table-cell>
          <table:table-cell office:value-type="float" office:value="100" table:style-name="ce1">
            <text:p>100</text:p>
          </table:table-cell>
          <table:table-cell office:value-type="float" office:value="121.5198839" table:style-name="ce1">
            <text:p>121.5198839</text:p>
          </table:table-cell>
          <table:table-cell office:value-type="float" office:value="25.032404870000001" table:style-name="ce1">
            <text:p>25.0324048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北市大同區</text:p>
          </table:table-cell>
          <table:table-cell office:value-type="float" office:value="103" table:style-name="ce1">
            <text:p>103</text:p>
          </table:table-cell>
          <table:table-cell office:value-type="float" office:value="121.5130417" table:style-name="ce1">
            <text:p>121.5130417</text:p>
          </table:table-cell>
          <table:table-cell office:value-type="float" office:value="25.06342433" table:style-name="ce1">
            <text:p>25.0634243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北市中山區</text:p>
          </table:table-cell>
          <table:table-cell office:value-type="float" office:value="104" table:style-name="ce1">
            <text:p>104</text:p>
          </table:table-cell>
          <table:table-cell office:value-type="float" office:value="121.53815969999999" table:style-name="ce1">
            <text:p>121.5381597</text:p>
          </table:table-cell>
          <table:table-cell office:value-type="float" office:value="25.06969917" table:style-name="ce1">
            <text:p>25.0696991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北市松山區</text:p>
          </table:table-cell>
          <table:table-cell office:value-type="float" office:value="105" table:style-name="ce1">
            <text:p>105</text:p>
          </table:table-cell>
          <table:table-cell office:value-type="float" office:value="121.55758760000001" table:style-name="ce1">
            <text:p>121.5575876</text:p>
          </table:table-cell>
          <table:table-cell office:value-type="float" office:value="25.059991010000001" table:style-name="ce1">
            <text:p>25.0599910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北市大安區</text:p>
          </table:table-cell>
          <table:table-cell office:value-type="float" office:value="106" table:style-name="ce1">
            <text:p>106</text:p>
          </table:table-cell>
          <table:table-cell office:value-type="float" office:value="121.5434446" table:style-name="ce1">
            <text:p>121.5434446</text:p>
          </table:table-cell>
          <table:table-cell office:value-type="float" office:value="25.026770119999998" table:style-name="ce1">
            <text:p>25.0267701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北市萬華區</text:p>
          </table:table-cell>
          <table:table-cell office:value-type="float" office:value="108" table:style-name="ce1">
            <text:p>108</text:p>
          </table:table-cell>
          <table:table-cell office:value-type="float" office:value="121.4979858" table:style-name="ce1">
            <text:p>121.4979858</text:p>
          </table:table-cell>
          <table:table-cell office:value-type="float" office:value="25.0285899" table:style-name="ce1">
            <text:p>25.028589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北市信義區</text:p>
          </table:table-cell>
          <table:table-cell office:value-type="float" office:value="110" table:style-name="ce1">
            <text:p>110</text:p>
          </table:table-cell>
          <table:table-cell office:value-type="float" office:value="121.5716697" table:style-name="ce1">
            <text:p>121.5716697</text:p>
          </table:table-cell>
          <table:table-cell office:value-type="float" office:value="25.03062083" table:style-name="ce1">
            <text:p>25.0306208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北市士林區</text:p>
          </table:table-cell>
          <table:table-cell office:value-type="float" office:value="111" table:style-name="ce1">
            <text:p>111</text:p>
          </table:table-cell>
          <table:table-cell office:value-type="float" office:value="121.5508473" table:style-name="ce1">
            <text:p>121.5508473</text:p>
          </table:table-cell>
          <table:table-cell office:value-type="float" office:value="25.12546704" table:style-name="ce1">
            <text:p>25.1254670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北市北投區</text:p>
          </table:table-cell>
          <table:table-cell office:value-type="float" office:value="112" table:style-name="ce1">
            <text:p>112</text:p>
          </table:table-cell>
          <table:table-cell office:value-type="float" office:value="121.5177992" table:style-name="ce1">
            <text:p>121.5177992</text:p>
          </table:table-cell>
          <table:table-cell office:value-type="float" office:value="25.148068200000001" table:style-name="ce1">
            <text:p>25.148068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北市內湖區</text:p>
          </table:table-cell>
          <table:table-cell office:value-type="float" office:value="114" table:style-name="ce1">
            <text:p>114</text:p>
          </table:table-cell>
          <table:table-cell office:value-type="float" office:value="121.5923828" table:style-name="ce1">
            <text:p>121.5923828</text:p>
          </table:table-cell>
          <table:table-cell office:value-type="float" office:value="25.083706230000001" table:style-name="ce1">
            <text:p>25.0837062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北市南港區</text:p>
          </table:table-cell>
          <table:table-cell office:value-type="float" office:value="115" table:style-name="ce1">
            <text:p>115</text:p>
          </table:table-cell>
          <table:table-cell office:value-type="float" office:value="121.6097573" table:style-name="ce1">
            <text:p>121.6097573</text:p>
          </table:table-cell>
          <table:table-cell office:value-type="float" office:value="25.03600934" table:style-name="ce1">
            <text:p>25.0360093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北市文山區</text:p>
          </table:table-cell>
          <table:table-cell office:value-type="float" office:value="116" table:style-name="ce1">
            <text:p>116</text:p>
          </table:table-cell>
          <table:table-cell office:value-type="float" office:value="121.5736082" table:style-name="ce1">
            <text:p>121.5736082</text:p>
          </table:table-cell>
          <table:table-cell office:value-type="float" office:value="24.988579340000001" table:style-name="ce1">
            <text:p>24.9885793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基隆市仁愛區</text:p>
          </table:table-cell>
          <table:table-cell office:value-type="float" office:value="200" table:style-name="ce1">
            <text:p>200</text:p>
          </table:table-cell>
          <table:table-cell office:value-type="float" office:value="121.7434205" table:style-name="ce1">
            <text:p>121.7434205</text:p>
          </table:table-cell>
          <table:table-cell office:value-type="float" office:value="25.119454210000001" table:style-name="ce1">
            <text:p>25.1194542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基隆市信義區</text:p>
          </table:table-cell>
          <table:table-cell office:value-type="float" office:value="201" table:style-name="ce1">
            <text:p>201</text:p>
          </table:table-cell>
          <table:table-cell office:value-type="float" office:value="121.77264599999999" table:style-name="ce1">
            <text:p>121.772646</text:p>
          </table:table-cell>
          <table:table-cell office:value-type="float" office:value="25.125765789999999" table:style-name="ce1">
            <text:p>25.1257657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基隆市中正區</text:p>
          </table:table-cell>
          <table:table-cell office:value-type="float" office:value="202" table:style-name="ce1">
            <text:p>202</text:p>
          </table:table-cell>
          <table:table-cell office:value-type="float" office:value="121.7783549" table:style-name="ce1">
            <text:p>121.7783549</text:p>
          </table:table-cell>
          <table:table-cell office:value-type="float" office:value="25.14365754" table:style-name="ce1">
            <text:p>25.1436575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基隆市中山區</text:p>
          </table:table-cell>
          <table:table-cell office:value-type="float" office:value="203" table:style-name="ce1">
            <text:p>203</text:p>
          </table:table-cell>
          <table:table-cell office:value-type="float" office:value="121.7308913" table:style-name="ce1">
            <text:p>121.7308913</text:p>
          </table:table-cell>
          <table:table-cell office:value-type="float" office:value="25.14986365" table:style-name="ce1">
            <text:p>25.1498636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基隆市安樂區</text:p>
          </table:table-cell>
          <table:table-cell office:value-type="float" office:value="204" table:style-name="ce1">
            <text:p>204</text:p>
          </table:table-cell>
          <table:table-cell office:value-type="float" office:value="121.70783249999999" table:style-name="ce1">
            <text:p>121.7078325</text:p>
          </table:table-cell>
          <table:table-cell office:value-type="float" office:value="25.141395209999999" table:style-name="ce1">
            <text:p>25.1413952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基隆市暖暖區</text:p>
          </table:table-cell>
          <table:table-cell office:value-type="float" office:value="205" table:style-name="ce1">
            <text:p>205</text:p>
          </table:table-cell>
          <table:table-cell office:value-type="float" office:value="121.7447344" table:style-name="ce1">
            <text:p>121.7447344</text:p>
          </table:table-cell>
          <table:table-cell office:value-type="float" office:value="25.08097003" table:style-name="ce1">
            <text:p>25.0809700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基隆市七堵區</text:p>
          </table:table-cell>
          <table:table-cell office:value-type="float" office:value="206" table:style-name="ce1">
            <text:p>206</text:p>
          </table:table-cell>
          <table:table-cell office:value-type="float" office:value="121.683628" table:style-name="ce1">
            <text:p>121.683628</text:p>
          </table:table-cell>
          <table:table-cell office:value-type="float" office:value="25.109620280000001" table:style-name="ce1">
            <text:p>25.1096202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萬里區</text:p>
          </table:table-cell>
          <table:table-cell office:value-type="float" office:value="207" table:style-name="ce1">
            <text:p>207</text:p>
          </table:table-cell>
          <table:table-cell office:value-type="float" office:value="121.6439307" table:style-name="ce1">
            <text:p>121.6439307</text:p>
          </table:table-cell>
          <table:table-cell office:value-type="float" office:value="25.17572457" table:style-name="ce1">
            <text:p>25.1757245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金山區</text:p>
          </table:table-cell>
          <table:table-cell office:value-type="float" office:value="208" table:style-name="ce1">
            <text:p>208</text:p>
          </table:table-cell>
          <table:table-cell office:value-type="float" office:value="121.6052639" table:style-name="ce1">
            <text:p>121.6052639</text:p>
          </table:table-cell>
          <table:table-cell office:value-type="float" office:value="25.217145940000002" table:style-name="ce1">
            <text:p>25.2171459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連江縣南竿鄉</text:p>
          </table:table-cell>
          <table:table-cell office:value-type="float" office:value="209" table:style-name="ce1">
            <text:p>209</text:p>
          </table:table-cell>
          <table:table-cell office:value-type="float" office:value="119.931128" table:style-name="ce1">
            <text:p>119.931128</text:p>
          </table:table-cell>
          <table:table-cell office:value-type="float" office:value="26.154320999999999" table:style-name="ce1">
            <text:p>26.15432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連江縣北竿鄉</text:p>
          </table:table-cell>
          <table:table-cell office:value-type="float" office:value="210" table:style-name="ce1">
            <text:p>210</text:p>
          </table:table-cell>
          <table:table-cell office:value-type="float" office:value="119.99425100000001" table:style-name="ce1">
            <text:p>119.994251</text:p>
          </table:table-cell>
          <table:table-cell office:value-type="float" office:value="26.225636999999999" table:style-name="ce1">
            <text:p>26.22563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連江縣莒光鄉</text:p>
          </table:table-cell>
          <table:table-cell office:value-type="float" office:value="211" table:style-name="ce1">
            <text:p>211</text:p>
          </table:table-cell>
          <table:table-cell office:value-type="float" office:value="119.93887700000001" table:style-name="ce1">
            <text:p>119.938877</text:p>
          </table:table-cell>
          <table:table-cell office:value-type="float" office:value="25.97298" table:style-name="ce1">
            <text:p>25.9729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連江縣東引鄉</text:p>
          </table:table-cell>
          <table:table-cell office:value-type="float" office:value="212" table:style-name="ce1">
            <text:p>212</text:p>
          </table:table-cell>
          <table:table-cell office:value-type="float" office:value="120.4903" table:style-name="ce1">
            <text:p>120.4903</text:p>
          </table:table-cell>
          <table:table-cell office:value-type="float" office:value="26.366101" table:style-name="ce1">
            <text:p>26.36610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板橋區</text:p>
          </table:table-cell>
          <table:table-cell office:value-type="float" office:value="220" table:style-name="ce1">
            <text:p>220</text:p>
          </table:table-cell>
          <table:table-cell office:value-type="float" office:value="121.4579675" table:style-name="ce1">
            <text:p>121.4579675</text:p>
          </table:table-cell>
          <table:table-cell office:value-type="float" office:value="25.01186453" table:style-name="ce1">
            <text:p>25.0118645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汐止區</text:p>
          </table:table-cell>
          <table:table-cell office:value-type="float" office:value="221" table:style-name="ce1">
            <text:p>221</text:p>
          </table:table-cell>
          <table:table-cell office:value-type="float" office:value="121.6546992" table:style-name="ce1">
            <text:p>121.6546992</text:p>
          </table:table-cell>
          <table:table-cell office:value-type="float" office:value="25.073313219999999" table:style-name="ce1">
            <text:p>25.0733132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深坑區</text:p>
          </table:table-cell>
          <table:table-cell office:value-type="float" office:value="222" table:style-name="ce1">
            <text:p>222</text:p>
          </table:table-cell>
          <table:table-cell office:value-type="float" office:value="121.62006239999999" table:style-name="ce1">
            <text:p>121.6200624</text:p>
          </table:table-cell>
          <table:table-cell office:value-type="float" office:value="24.997675059999999" table:style-name="ce1">
            <text:p>24.9976750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石碇區</text:p>
          </table:table-cell>
          <table:table-cell office:value-type="float" office:value="223" table:style-name="ce1">
            <text:p>223</text:p>
          </table:table-cell>
          <table:table-cell office:value-type="float" office:value="121.6472277" table:style-name="ce1">
            <text:p>121.6472277</text:p>
          </table:table-cell>
          <table:table-cell office:value-type="float" office:value="24.947141070000001" table:style-name="ce1">
            <text:p>24.9471410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瑞芳區</text:p>
          </table:table-cell>
          <table:table-cell office:value-type="float" office:value="224" table:style-name="ce1">
            <text:p>224</text:p>
          </table:table-cell>
          <table:table-cell office:value-type="float" office:value="121.82320180000001" table:style-name="ce1">
            <text:p>121.8232018</text:p>
          </table:table-cell>
          <table:table-cell office:value-type="float" office:value="25.0981293" table:style-name="ce1">
            <text:p>25.098129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平溪區</text:p>
          </table:table-cell>
          <table:table-cell office:value-type="float" office:value="226" table:style-name="ce1">
            <text:p>226</text:p>
          </table:table-cell>
          <table:table-cell office:value-type="float" office:value="121.7578817" table:style-name="ce1">
            <text:p>121.7578817</text:p>
          </table:table-cell>
          <table:table-cell office:value-type="float" office:value="25.02607068" table:style-name="ce1">
            <text:p>25.0260706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雙溪區</text:p>
          </table:table-cell>
          <table:table-cell office:value-type="float" office:value="227" table:style-name="ce1">
            <text:p>227</text:p>
          </table:table-cell>
          <table:table-cell office:value-type="float" office:value="121.8329822" table:style-name="ce1">
            <text:p>121.8329822</text:p>
          </table:table-cell>
          <table:table-cell office:value-type="float" office:value="24.99698394" table:style-name="ce1">
            <text:p>24.9969839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貢寮區</text:p>
          </table:table-cell>
          <table:table-cell office:value-type="float" office:value="228" table:style-name="ce1">
            <text:p>228</text:p>
          </table:table-cell>
          <table:table-cell office:value-type="float" office:value="121.9182466" table:style-name="ce1">
            <text:p>121.9182466</text:p>
          </table:table-cell>
          <table:table-cell office:value-type="float" office:value="25.024856410000002" table:style-name="ce1">
            <text:p>25.0248564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新店區</text:p>
          </table:table-cell>
          <table:table-cell office:value-type="float" office:value="231" table:style-name="ce1">
            <text:p>231</text:p>
          </table:table-cell>
          <table:table-cell office:value-type="float" office:value="121.5316565" table:style-name="ce1">
            <text:p>121.5316565</text:p>
          </table:table-cell>
          <table:table-cell office:value-type="float" office:value="24.930390079999999" table:style-name="ce1">
            <text:p>24.9303900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坪林區</text:p>
          </table:table-cell>
          <table:table-cell office:value-type="float" office:value="232" table:style-name="ce1">
            <text:p>232</text:p>
          </table:table-cell>
          <table:table-cell office:value-type="float" office:value="121.72422299999999" table:style-name="ce1">
            <text:p>121.724223</text:p>
          </table:table-cell>
          <table:table-cell office:value-type="float" office:value="24.910970729999999" table:style-name="ce1">
            <text:p>24.9109707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烏來區</text:p>
          </table:table-cell>
          <table:table-cell office:value-type="float" office:value="233" table:style-name="ce1">
            <text:p>233</text:p>
          </table:table-cell>
          <table:table-cell office:value-type="float" office:value="121.5414806" table:style-name="ce1">
            <text:p>121.5414806</text:p>
          </table:table-cell>
          <table:table-cell office:value-type="float" office:value="24.788242950000001" table:style-name="ce1">
            <text:p>24.7882429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永和區</text:p>
          </table:table-cell>
          <table:table-cell office:value-type="float" office:value="234" table:style-name="ce1">
            <text:p>234</text:p>
          </table:table-cell>
          <table:table-cell office:value-type="float" office:value="121.516745" table:style-name="ce1">
            <text:p>121.516745</text:p>
          </table:table-cell>
          <table:table-cell office:value-type="float" office:value="25.00810199" table:style-name="ce1">
            <text:p>25.0081019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中和區</text:p>
          </table:table-cell>
          <table:table-cell office:value-type="float" office:value="235" table:style-name="ce1">
            <text:p>235</text:p>
          </table:table-cell>
          <table:table-cell office:value-type="float" office:value="121.4936744" table:style-name="ce1">
            <text:p>121.4936744</text:p>
          </table:table-cell>
          <table:table-cell office:value-type="float" office:value="24.990880390000001" table:style-name="ce1">
            <text:p>24.9908803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土城區</text:p>
          </table:table-cell>
          <table:table-cell office:value-type="float" office:value="236" table:style-name="ce1">
            <text:p>236</text:p>
          </table:table-cell>
          <table:table-cell office:value-type="float" office:value="121.44573699999999" table:style-name="ce1">
            <text:p>121.445737</text:p>
          </table:table-cell>
          <table:table-cell office:value-type="float" office:value="24.964251019999999" table:style-name="ce1">
            <text:p>24.9642510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三峽區</text:p>
          </table:table-cell>
          <table:table-cell office:value-type="float" office:value="237" table:style-name="ce1">
            <text:p>237</text:p>
          </table:table-cell>
          <table:table-cell office:value-type="float" office:value="121.4163094" table:style-name="ce1">
            <text:p>121.4163094</text:p>
          </table:table-cell>
          <table:table-cell office:value-type="float" office:value="24.882097659999999" table:style-name="ce1">
            <text:p>24.8820976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樹林區</text:p>
          </table:table-cell>
          <table:table-cell office:value-type="float" office:value="238" table:style-name="ce1">
            <text:p>238</text:p>
          </table:table-cell>
          <table:table-cell office:value-type="float" office:value="121.401034" table:style-name="ce1">
            <text:p>121.401034</text:p>
          </table:table-cell>
          <table:table-cell office:value-type="float" office:value="24.979706090000001" table:style-name="ce1">
            <text:p>24.9797060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鶯歌區</text:p>
          </table:table-cell>
          <table:table-cell office:value-type="float" office:value="239" table:style-name="ce1">
            <text:p>239</text:p>
          </table:table-cell>
          <table:table-cell office:value-type="float" office:value="121.3466269" table:style-name="ce1">
            <text:p>121.3466269</text:p>
          </table:table-cell>
          <table:table-cell office:value-type="float" office:value="24.956625800000001" table:style-name="ce1">
            <text:p>24.956625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三重區</text:p>
          </table:table-cell>
          <table:table-cell office:value-type="float" office:value="241" table:style-name="ce1">
            <text:p>241</text:p>
          </table:table-cell>
          <table:table-cell office:value-type="float" office:value="121.48709770000001" table:style-name="ce1">
            <text:p>121.4870977</text:p>
          </table:table-cell>
          <table:table-cell office:value-type="float" office:value="25.062816510000001" table:style-name="ce1">
            <text:p>25.0628165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新莊區</text:p>
          </table:table-cell>
          <table:table-cell office:value-type="float" office:value="242" table:style-name="ce1">
            <text:p>242</text:p>
          </table:table-cell>
          <table:table-cell office:value-type="float" office:value="121.43675349999999" table:style-name="ce1">
            <text:p>121.4367535</text:p>
          </table:table-cell>
          <table:table-cell office:value-type="float" office:value="25.035830300000001" table:style-name="ce1">
            <text:p>25.035830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泰山區</text:p>
          </table:table-cell>
          <table:table-cell office:value-type="float" office:value="243" table:style-name="ce1">
            <text:p>243</text:p>
          </table:table-cell>
          <table:table-cell office:value-type="float" office:value="121.4162785" table:style-name="ce1">
            <text:p>121.4162785</text:p>
          </table:table-cell>
          <table:table-cell office:value-type="float" office:value="25.05549774" table:style-name="ce1">
            <text:p>25.0554977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林口區</text:p>
          </table:table-cell>
          <table:table-cell office:value-type="float" office:value="244" table:style-name="ce1">
            <text:p>244</text:p>
          </table:table-cell>
          <table:table-cell office:value-type="float" office:value="121.3527235" table:style-name="ce1">
            <text:p>121.3527235</text:p>
          </table:table-cell>
          <table:table-cell office:value-type="float" office:value="25.1000868" table:style-name="ce1">
            <text:p>25.100086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蘆洲區</text:p>
          </table:table-cell>
          <table:table-cell office:value-type="float" office:value="247" table:style-name="ce1">
            <text:p>247</text:p>
          </table:table-cell>
          <table:table-cell office:value-type="float" office:value="121.4712461" table:style-name="ce1">
            <text:p>121.4712461</text:p>
          </table:table-cell>
          <table:table-cell office:value-type="float" office:value="25.08927173" table:style-name="ce1">
            <text:p>25.0892717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五股區</text:p>
          </table:table-cell>
          <table:table-cell office:value-type="float" office:value="248" table:style-name="ce1">
            <text:p>248</text:p>
          </table:table-cell>
          <table:table-cell office:value-type="float" office:value="121.4332139" table:style-name="ce1">
            <text:p>121.4332139</text:p>
          </table:table-cell>
          <table:table-cell office:value-type="float" office:value="25.096147460000001" table:style-name="ce1">
            <text:p>25.0961474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八里區</text:p>
          </table:table-cell>
          <table:table-cell office:value-type="float" office:value="249" table:style-name="ce1">
            <text:p>249</text:p>
          </table:table-cell>
          <table:table-cell office:value-type="float" office:value="121.4138359" table:style-name="ce1">
            <text:p>121.4138359</text:p>
          </table:table-cell>
          <table:table-cell office:value-type="float" office:value="25.13812763" table:style-name="ce1">
            <text:p>25.1381276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淡水區</text:p>
          </table:table-cell>
          <table:table-cell office:value-type="float" office:value="251" table:style-name="ce1">
            <text:p>251</text:p>
          </table:table-cell>
          <table:table-cell office:value-type="float" office:value="121.463904" table:style-name="ce1">
            <text:p>121.463904</text:p>
          </table:table-cell>
          <table:table-cell office:value-type="float" office:value="25.189076360000001" table:style-name="ce1">
            <text:p>25.1890763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三芝區</text:p>
          </table:table-cell>
          <table:table-cell office:value-type="float" office:value="252" table:style-name="ce1">
            <text:p>252</text:p>
          </table:table-cell>
          <table:table-cell office:value-type="float" office:value="121.515558" table:style-name="ce1">
            <text:p>121.515558</text:p>
          </table:table-cell>
          <table:table-cell office:value-type="float" office:value="25.231598909999999" table:style-name="ce1">
            <text:p>25.2315989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北市石門區</text:p>
          </table:table-cell>
          <table:table-cell office:value-type="float" office:value="253" table:style-name="ce1">
            <text:p>253</text:p>
          </table:table-cell>
          <table:table-cell office:value-type="float" office:value="121.5692761" table:style-name="ce1">
            <text:p>121.5692761</text:p>
          </table:table-cell>
          <table:table-cell office:value-type="float" office:value="25.265180789999999" table:style-name="ce1">
            <text:p>25.2651807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宜蘭縣宜蘭市</text:p>
          </table:table-cell>
          <table:table-cell office:value-type="float" office:value="260" table:style-name="ce1">
            <text:p>260</text:p>
          </table:table-cell>
          <table:table-cell office:value-type="float" office:value="121.75693579999999" table:style-name="ce1">
            <text:p>121.7569358</text:p>
          </table:table-cell>
          <table:table-cell office:value-type="float" office:value="24.750211839999999" table:style-name="ce1">
            <text:p>24.7502118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宜蘭縣頭城鎮</text:p>
          </table:table-cell>
          <table:table-cell office:value-type="float" office:value="261" table:style-name="ce1">
            <text:p>261</text:p>
          </table:table-cell>
          <table:table-cell office:value-type="float" office:value="121.845797" table:style-name="ce1">
            <text:p>121.845797</text:p>
          </table:table-cell>
          <table:table-cell office:value-type="float" office:value="24.90075882" table:style-name="ce1">
            <text:p>24.9007588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宜蘭縣礁溪鄉</text:p>
          </table:table-cell>
          <table:table-cell office:value-type="float" office:value="262" table:style-name="ce1">
            <text:p>262</text:p>
          </table:table-cell>
          <table:table-cell office:value-type="float" office:value="121.7346606" table:style-name="ce1">
            <text:p>121.7346606</text:p>
          </table:table-cell>
          <table:table-cell office:value-type="float" office:value="24.81144192" table:style-name="ce1">
            <text:p>24.8114419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宜蘭縣壯圍鄉</text:p>
          </table:table-cell>
          <table:table-cell office:value-type="float" office:value="263" table:style-name="ce1">
            <text:p>263</text:p>
          </table:table-cell>
          <table:table-cell office:value-type="float" office:value="121.8017622" table:style-name="ce1">
            <text:p>121.8017622</text:p>
          </table:table-cell>
          <table:table-cell office:value-type="float" office:value="24.751830420000001" table:style-name="ce1">
            <text:p>24.7518304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宜蘭縣員山鄉</text:p>
          </table:table-cell>
          <table:table-cell office:value-type="float" office:value="264" table:style-name="ce1">
            <text:p>264</text:p>
          </table:table-cell>
          <table:table-cell office:value-type="float" office:value="121.6612282" table:style-name="ce1">
            <text:p>121.6612282</text:p>
          </table:table-cell>
          <table:table-cell office:value-type="float" office:value="24.741992369999998" table:style-name="ce1">
            <text:p>24.7419923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宜蘭縣羅東鎮</text:p>
          </table:table-cell>
          <table:table-cell office:value-type="float" office:value="265" table:style-name="ce1">
            <text:p>265</text:p>
          </table:table-cell>
          <table:table-cell office:value-type="float" office:value="121.7701782" table:style-name="ce1">
            <text:p>121.7701782</text:p>
          </table:table-cell>
          <table:table-cell office:value-type="float" office:value="24.678848240000001" table:style-name="ce1">
            <text:p>24.6788482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宜蘭縣三星鄉</text:p>
          </table:table-cell>
          <table:table-cell office:value-type="float" office:value="266" table:style-name="ce1">
            <text:p>266</text:p>
          </table:table-cell>
          <table:table-cell office:value-type="float" office:value="121.6642714" table:style-name="ce1">
            <text:p>121.6642714</text:p>
          </table:table-cell>
          <table:table-cell office:value-type="float" office:value="24.667719720000001" table:style-name="ce1">
            <text:p>24.6677197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宜蘭縣大同鄉</text:p>
          </table:table-cell>
          <table:table-cell office:value-type="float" office:value="267" table:style-name="ce1">
            <text:p>267</text:p>
          </table:table-cell>
          <table:table-cell office:value-type="float" office:value="121.5040369" table:style-name="ce1">
            <text:p>121.5040369</text:p>
          </table:table-cell>
          <table:table-cell office:value-type="float" office:value="24.55152082" table:style-name="ce1">
            <text:p>24.5515208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宜蘭縣五結鄉</text:p>
          </table:table-cell>
          <table:table-cell office:value-type="float" office:value="268" table:style-name="ce1">
            <text:p>268</text:p>
          </table:table-cell>
          <table:table-cell office:value-type="float" office:value="121.80583420000001" table:style-name="ce1">
            <text:p>121.8058342</text:p>
          </table:table-cell>
          <table:table-cell office:value-type="float" office:value="24.688873430000001" table:style-name="ce1">
            <text:p>24.6888734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宜蘭縣冬山鄉</text:p>
          </table:table-cell>
          <table:table-cell office:value-type="float" office:value="269" table:style-name="ce1">
            <text:p>269</text:p>
          </table:table-cell>
          <table:table-cell office:value-type="float" office:value="121.760255" table:style-name="ce1">
            <text:p>121.760255</text:p>
          </table:table-cell>
          <table:table-cell office:value-type="float" office:value="24.64214986" table:style-name="ce1">
            <text:p>24.6421498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宜蘭縣蘇澳鎮</text:p>
          </table:table-cell>
          <table:table-cell office:value-type="float" office:value="270" table:style-name="ce1">
            <text:p>270</text:p>
          </table:table-cell>
          <table:table-cell office:value-type="float" office:value="121.8346892" table:style-name="ce1">
            <text:p>121.8346892</text:p>
          </table:table-cell>
          <table:table-cell office:value-type="float" office:value="24.55467058" table:style-name="ce1">
            <text:p>24.5546705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宜蘭縣南澳鄉</text:p>
          </table:table-cell>
          <table:table-cell office:value-type="float" office:value="272" table:style-name="ce1">
            <text:p>272</text:p>
          </table:table-cell>
          <table:table-cell office:value-type="float" office:value="121.6560593" table:style-name="ce1">
            <text:p>121.6560593</text:p>
          </table:table-cell>
          <table:table-cell office:value-type="float" office:value="24.448640579999999" table:style-name="ce1">
            <text:p>24.4486405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宜蘭縣釣魚臺列嶼</text:p>
          </table:table-cell>
          <table:table-cell office:value-type="float" office:value="290" table:style-name="ce1">
            <text:p>290</text:p>
          </table:table-cell>
          <table:table-cell office:value-type="float" office:value="123.475482" table:style-name="ce1">
            <text:p>123.475482</text:p>
          </table:table-cell>
          <table:table-cell office:value-type="float" office:value="25.746396000000001" table:style-name="ce1">
            <text:p>25.74639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竹市北區</text:p>
          </table:table-cell>
          <table:table-cell office:value-type="float" office:value="300" table:style-name="ce1">
            <text:p>300</text:p>
          </table:table-cell>
          <table:table-cell office:value-type="float" office:value="120.9491233" table:style-name="ce1">
            <text:p>120.9491233</text:p>
          </table:table-cell>
          <table:table-cell office:value-type="float" office:value="24.822695419999999" table:style-name="ce1">
            <text:p>24.8226954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竹市東區</text:p>
          </table:table-cell>
          <table:table-cell office:value-type="float" office:value="300" table:style-name="ce1">
            <text:p>300</text:p>
          </table:table-cell>
          <table:table-cell office:value-type="float" office:value="120.9927505" table:style-name="ce1">
            <text:p>120.9927505</text:p>
          </table:table-cell>
          <table:table-cell office:value-type="float" office:value="24.790281740000001" table:style-name="ce1">
            <text:p>24.7902817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竹市香山區</text:p>
          </table:table-cell>
          <table:table-cell office:value-type="float" office:value="300" table:style-name="ce1">
            <text:p>300</text:p>
          </table:table-cell>
          <table:table-cell office:value-type="float" office:value="120.9236727" table:style-name="ce1">
            <text:p>120.9236727</text:p>
          </table:table-cell>
          <table:table-cell office:value-type="float" office:value="24.771043420000002" table:style-name="ce1">
            <text:p>24.7710434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竹縣竹北市</text:p>
          </table:table-cell>
          <table:table-cell office:value-type="float" office:value="302" table:style-name="ce1">
            <text:p>302</text:p>
          </table:table-cell>
          <table:table-cell office:value-type="float" office:value="120.9948704" table:style-name="ce1">
            <text:p>120.9948704</text:p>
          </table:table-cell>
          <table:table-cell office:value-type="float" office:value="24.838162090000001" table:style-name="ce1">
            <text:p>24.8381620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竹縣湖口鄉</text:p>
          </table:table-cell>
          <table:table-cell office:value-type="float" office:value="303" table:style-name="ce1">
            <text:p>303</text:p>
          </table:table-cell>
          <table:table-cell office:value-type="float" office:value="121.0517242" table:style-name="ce1">
            <text:p>121.0517242</text:p>
          </table:table-cell>
          <table:table-cell office:value-type="float" office:value="24.885663409999999" table:style-name="ce1">
            <text:p>24.8856634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竹縣新豐鄉</text:p>
          </table:table-cell>
          <table:table-cell office:value-type="float" office:value="304" table:style-name="ce1">
            <text:p>304</text:p>
          </table:table-cell>
          <table:table-cell office:value-type="float" office:value="120.9956033" table:style-name="ce1">
            <text:p>120.9956033</text:p>
          </table:table-cell>
          <table:table-cell office:value-type="float" office:value="24.90731298" table:style-name="ce1">
            <text:p>24.9073129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竹縣新埔鎮</text:p>
          </table:table-cell>
          <table:table-cell office:value-type="float" office:value="305" table:style-name="ce1">
            <text:p>305</text:p>
          </table:table-cell>
          <table:table-cell office:value-type="float" office:value="121.0939886" table:style-name="ce1">
            <text:p>121.0939886</text:p>
          </table:table-cell>
          <table:table-cell office:value-type="float" office:value="24.84133959" table:style-name="ce1">
            <text:p>24.8413395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竹縣關西鎮</text:p>
          </table:table-cell>
          <table:table-cell office:value-type="float" office:value="306" table:style-name="ce1">
            <text:p>306</text:p>
          </table:table-cell>
          <table:table-cell office:value-type="float" office:value="121.18662209999999" table:style-name="ce1">
            <text:p>121.1866221</text:p>
          </table:table-cell>
          <table:table-cell office:value-type="float" office:value="24.785146810000001" table:style-name="ce1">
            <text:p>24.7851468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竹縣芎林鄉</text:p>
          </table:table-cell>
          <table:table-cell office:value-type="float" office:value="307" table:style-name="ce1">
            <text:p>307</text:p>
          </table:table-cell>
          <table:table-cell office:value-type="float" office:value="121.1046394" table:style-name="ce1">
            <text:p>121.1046394</text:p>
          </table:table-cell>
          <table:table-cell office:value-type="float" office:value="24.765711599999999" table:style-name="ce1">
            <text:p>24.765711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竹縣寶山鄉</text:p>
          </table:table-cell>
          <table:table-cell office:value-type="float" office:value="308" table:style-name="ce1">
            <text:p>308</text:p>
          </table:table-cell>
          <table:table-cell office:value-type="float" office:value="120.9991605" table:style-name="ce1">
            <text:p>120.9991605</text:p>
          </table:table-cell>
          <table:table-cell office:value-type="float" office:value="24.736973509999999" table:style-name="ce1">
            <text:p>24.7369735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竹縣竹東鎮</text:p>
          </table:table-cell>
          <table:table-cell office:value-type="float" office:value="310" table:style-name="ce1">
            <text:p>310</text:p>
          </table:table-cell>
          <table:table-cell office:value-type="float" office:value="121.0753632" table:style-name="ce1">
            <text:p>121.0753632</text:p>
          </table:table-cell>
          <table:table-cell office:value-type="float" office:value="24.73075802" table:style-name="ce1">
            <text:p>24.7307580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竹縣五峰鄉</text:p>
          </table:table-cell>
          <table:table-cell office:value-type="float" office:value="311" table:style-name="ce1">
            <text:p>311</text:p>
          </table:table-cell>
          <table:table-cell office:value-type="float" office:value="121.1389495" table:style-name="ce1">
            <text:p>121.1389495</text:p>
          </table:table-cell>
          <table:table-cell office:value-type="float" office:value="24.578054000000002" table:style-name="ce1">
            <text:p>24.57805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竹縣橫山鄉</text:p>
          </table:table-cell>
          <table:table-cell office:value-type="float" office:value="312" table:style-name="ce1">
            <text:p>312</text:p>
          </table:table-cell>
          <table:table-cell office:value-type="float" office:value="121.14697320000001" table:style-name="ce1">
            <text:p>121.1469732</text:p>
          </table:table-cell>
          <table:table-cell office:value-type="float" office:value="24.7078092" table:style-name="ce1">
            <text:p>24.707809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竹縣尖石鄉</text:p>
          </table:table-cell>
          <table:table-cell office:value-type="float" office:value="313" table:style-name="ce1">
            <text:p>313</text:p>
          </table:table-cell>
          <table:table-cell office:value-type="float" office:value="121.2819341" table:style-name="ce1">
            <text:p>121.2819341</text:p>
          </table:table-cell>
          <table:table-cell office:value-type="float" office:value="24.594932350000001" table:style-name="ce1">
            <text:p>24.5949323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竹縣北埔鄉</text:p>
          </table:table-cell>
          <table:table-cell office:value-type="float" office:value="314" table:style-name="ce1">
            <text:p>314</text:p>
          </table:table-cell>
          <table:table-cell office:value-type="float" office:value="121.0642745" table:style-name="ce1">
            <text:p>121.0642745</text:p>
          </table:table-cell>
          <table:table-cell office:value-type="float" office:value="24.672074049999999" table:style-name="ce1">
            <text:p>24.6720740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新竹縣峨眉鄉</text:p>
          </table:table-cell>
          <table:table-cell office:value-type="float" office:value="315" table:style-name="ce1">
            <text:p>315</text:p>
          </table:table-cell>
          <table:table-cell office:value-type="float" office:value="121.0110809" table:style-name="ce1">
            <text:p>121.0110809</text:p>
          </table:table-cell>
          <table:table-cell office:value-type="float" office:value="24.67811197" table:style-name="ce1">
            <text:p>24.6781119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桃園市中壢區</text:p>
          </table:table-cell>
          <table:table-cell office:value-type="float" office:value="320" table:style-name="ce1">
            <text:p>320</text:p>
          </table:table-cell>
          <table:table-cell office:value-type="float" office:value="121.2147243" table:style-name="ce1">
            <text:p>121.2147243</text:p>
          </table:table-cell>
          <table:table-cell office:value-type="float" office:value="24.97993803" table:style-name="ce1">
            <text:p>24.9799380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桃園市平鎮區</text:p>
          </table:table-cell>
          <table:table-cell office:value-type="float" office:value="324" table:style-name="ce1">
            <text:p>324</text:p>
          </table:table-cell>
          <table:table-cell office:value-type="float" office:value="121.21400509999999" table:style-name="ce1">
            <text:p>121.2140051</text:p>
          </table:table-cell>
          <table:table-cell office:value-type="float" office:value="24.92117923" table:style-name="ce1">
            <text:p>24.9211792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桃園市龍潭區</text:p>
          </table:table-cell>
          <table:table-cell office:value-type="float" office:value="325" table:style-name="ce1">
            <text:p>325</text:p>
          </table:table-cell>
          <table:table-cell office:value-type="float" office:value="121.2117877" table:style-name="ce1">
            <text:p>121.2117877</text:p>
          </table:table-cell>
          <table:table-cell office:value-type="float" office:value="24.850649539999999" table:style-name="ce1">
            <text:p>24.8506495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桃園市楊梅區</text:p>
          </table:table-cell>
          <table:table-cell office:value-type="float" office:value="326" table:style-name="ce1">
            <text:p>326</text:p>
          </table:table-cell>
          <table:table-cell office:value-type="float" office:value="121.12916970000001" table:style-name="ce1">
            <text:p>121.1291697</text:p>
          </table:table-cell>
          <table:table-cell office:value-type="float" office:value="24.91820989" table:style-name="ce1">
            <text:p>24.9182098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桃園市新屋區</text:p>
          </table:table-cell>
          <table:table-cell office:value-type="float" office:value="327" table:style-name="ce1">
            <text:p>327</text:p>
          </table:table-cell>
          <table:table-cell office:value-type="float" office:value="121.067758" table:style-name="ce1">
            <text:p>121.067758</text:p>
          </table:table-cell>
          <table:table-cell office:value-type="float" office:value="24.972803519999999" table:style-name="ce1">
            <text:p>24.9728035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桃園市觀音區</text:p>
          </table:table-cell>
          <table:table-cell office:value-type="float" office:value="328" table:style-name="ce1">
            <text:p>328</text:p>
          </table:table-cell>
          <table:table-cell office:value-type="float" office:value="121.1155021" table:style-name="ce1">
            <text:p>121.1155021</text:p>
          </table:table-cell>
          <table:table-cell office:value-type="float" office:value="25.026716109999999" table:style-name="ce1">
            <text:p>25.0267161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桃園市桃園區</text:p>
          </table:table-cell>
          <table:table-cell office:value-type="float" office:value="330" table:style-name="ce1">
            <text:p>330</text:p>
          </table:table-cell>
          <table:table-cell office:value-type="float" office:value="121.2996612" table:style-name="ce1">
            <text:p>121.2996612</text:p>
          </table:table-cell>
          <table:table-cell office:value-type="float" office:value="25.000400240000001" table:style-name="ce1">
            <text:p>25.0004002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桃園市龜山區</text:p>
          </table:table-cell>
          <table:table-cell office:value-type="float" office:value="333" table:style-name="ce1">
            <text:p>333</text:p>
          </table:table-cell>
          <table:table-cell office:value-type="float" office:value="121.3569265" table:style-name="ce1">
            <text:p>121.3569265</text:p>
          </table:table-cell>
          <table:table-cell office:value-type="float" office:value="25.024174720000001" table:style-name="ce1">
            <text:p>25.0241747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桃園市八德區</text:p>
          </table:table-cell>
          <table:table-cell office:value-type="float" office:value="334" table:style-name="ce1">
            <text:p>334</text:p>
          </table:table-cell>
          <table:table-cell office:value-type="float" office:value="121.2913102" table:style-name="ce1">
            <text:p>121.2913102</text:p>
          </table:table-cell>
          <table:table-cell office:value-type="float" office:value="24.949689029999998" table:style-name="ce1">
            <text:p>24.9496890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桃園市大溪區</text:p>
          </table:table-cell>
          <table:table-cell office:value-type="float" office:value="335" table:style-name="ce1">
            <text:p>335</text:p>
          </table:table-cell>
          <table:table-cell office:value-type="float" office:value="121.296342" table:style-name="ce1">
            <text:p>121.296342</text:p>
          </table:table-cell>
          <table:table-cell office:value-type="float" office:value="24.86797026" table:style-name="ce1">
            <text:p>24.8679702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桃園市復興區</text:p>
          </table:table-cell>
          <table:table-cell office:value-type="float" office:value="336" table:style-name="ce1">
            <text:p>336</text:p>
          </table:table-cell>
          <table:table-cell office:value-type="float" office:value="121.3754588" table:style-name="ce1">
            <text:p>121.3754588</text:p>
          </table:table-cell>
          <table:table-cell office:value-type="float" office:value="24.729498840000002" table:style-name="ce1">
            <text:p>24.7294988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桃園市大園區</text:p>
          </table:table-cell>
          <table:table-cell office:value-type="float" office:value="337" table:style-name="ce1">
            <text:p>337</text:p>
          </table:table-cell>
          <table:table-cell office:value-type="float" office:value="121.21177" table:style-name="ce1">
            <text:p>121.21177</text:p>
          </table:table-cell>
          <table:table-cell office:value-type="float" office:value="25.063847089999999" table:style-name="ce1">
            <text:p>25.0638470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桃園市蘆竹區</text:p>
          </table:table-cell>
          <table:table-cell office:value-type="float" office:value="338" table:style-name="ce1">
            <text:p>338</text:p>
          </table:table-cell>
          <table:table-cell office:value-type="float" office:value="121.2831266" table:style-name="ce1">
            <text:p>121.2831266</text:p>
          </table:table-cell>
          <table:table-cell office:value-type="float" office:value="25.060733370000001" table:style-name="ce1">
            <text:p>25.0607333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苗栗縣竹南鎮</text:p>
          </table:table-cell>
          <table:table-cell office:value-type="float" office:value="350" table:style-name="ce1">
            <text:p>350</text:p>
          </table:table-cell>
          <table:table-cell office:value-type="float" office:value="120.8777316" table:style-name="ce1">
            <text:p>120.8777316</text:p>
          </table:table-cell>
          <table:table-cell office:value-type="float" office:value="24.698624590000001" table:style-name="ce1">
            <text:p>24.6986245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苗栗縣頭份市</text:p>
          </table:table-cell>
          <table:table-cell office:value-type="float" office:value="351" table:style-name="ce1">
            <text:p>351</text:p>
          </table:table-cell>
          <table:table-cell office:value-type="float" office:value="120.9189437" table:style-name="ce1">
            <text:p>120.9189437</text:p>
          </table:table-cell>
          <table:table-cell office:value-type="float" office:value="24.676282430000001" table:style-name="ce1">
            <text:p>24.6762824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苗栗縣三灣鄉</text:p>
          </table:table-cell>
          <table:table-cell office:value-type="float" office:value="352" table:style-name="ce1">
            <text:p>352</text:p>
          </table:table-cell>
          <table:table-cell office:value-type="float" office:value="120.9525745" table:style-name="ce1">
            <text:p>120.9525745</text:p>
          </table:table-cell>
          <table:table-cell office:value-type="float" office:value="24.635994050000001" table:style-name="ce1">
            <text:p>24.6359940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苗栗縣南庄鄉</text:p>
          </table:table-cell>
          <table:table-cell office:value-type="float" office:value="353" table:style-name="ce1">
            <text:p>353</text:p>
          </table:table-cell>
          <table:table-cell office:value-type="float" office:value="121.017471" table:style-name="ce1">
            <text:p>121.017471</text:p>
          </table:table-cell>
          <table:table-cell office:value-type="float" office:value="24.566084320000002" table:style-name="ce1">
            <text:p>24.5660843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苗栗縣獅潭鄉</text:p>
          </table:table-cell>
          <table:table-cell office:value-type="float" office:value="354" table:style-name="ce1">
            <text:p>354</text:p>
          </table:table-cell>
          <table:table-cell office:value-type="float" office:value="120.9206688" table:style-name="ce1">
            <text:p>120.9206688</text:p>
          </table:table-cell>
          <table:table-cell office:value-type="float" office:value="24.519786140000001" table:style-name="ce1">
            <text:p>24.5197861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苗栗縣後龍鎮</text:p>
          </table:table-cell>
          <table:table-cell office:value-type="float" office:value="356" table:style-name="ce1">
            <text:p>356</text:p>
          </table:table-cell>
          <table:table-cell office:value-type="float" office:value="120.781205" table:style-name="ce1">
            <text:p>120.781205</text:p>
          </table:table-cell>
          <table:table-cell office:value-type="float" office:value="24.615626500000001" table:style-name="ce1">
            <text:p>24.615626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苗栗縣通霄鎮</text:p>
          </table:table-cell>
          <table:table-cell office:value-type="float" office:value="357" table:style-name="ce1">
            <text:p>357</text:p>
          </table:table-cell>
          <table:table-cell office:value-type="float" office:value="120.71463780000001" table:style-name="ce1">
            <text:p>120.7146378</text:p>
          </table:table-cell>
          <table:table-cell office:value-type="float" office:value="24.485046400000002" table:style-name="ce1">
            <text:p>24.485046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苗栗縣苑裡鎮</text:p>
          </table:table-cell>
          <table:table-cell office:value-type="float" office:value="358" table:style-name="ce1">
            <text:p>358</text:p>
          </table:table-cell>
          <table:table-cell office:value-type="float" office:value="120.6882195" table:style-name="ce1">
            <text:p>120.6882195</text:p>
          </table:table-cell>
          <table:table-cell office:value-type="float" office:value="24.411023199999999" table:style-name="ce1">
            <text:p>24.411023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苗栗縣苗栗市</text:p>
          </table:table-cell>
          <table:table-cell office:value-type="float" office:value="360" table:style-name="ce1">
            <text:p>360</text:p>
          </table:table-cell>
          <table:table-cell office:value-type="float" office:value="120.8112299" table:style-name="ce1">
            <text:p>120.8112299</text:p>
          </table:table-cell>
          <table:table-cell office:value-type="float" office:value="24.563821409999999" table:style-name="ce1">
            <text:p>24.5638214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苗栗縣造橋鄉</text:p>
          </table:table-cell>
          <table:table-cell office:value-type="float" office:value="361" table:style-name="ce1">
            <text:p>361</text:p>
          </table:table-cell>
          <table:table-cell office:value-type="float" office:value="120.8695663" table:style-name="ce1">
            <text:p>120.8695663</text:p>
          </table:table-cell>
          <table:table-cell office:value-type="float" office:value="24.624813140000001" table:style-name="ce1">
            <text:p>24.6248131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苗栗縣頭屋鄉</text:p>
          </table:table-cell>
          <table:table-cell office:value-type="float" office:value="362" table:style-name="ce1">
            <text:p>362</text:p>
          </table:table-cell>
          <table:table-cell office:value-type="float" office:value="120.8826631" table:style-name="ce1">
            <text:p>120.8826631</text:p>
          </table:table-cell>
          <table:table-cell office:value-type="float" office:value="24.57345497" table:style-name="ce1">
            <text:p>24.5734549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苗栗縣公館鄉</text:p>
          </table:table-cell>
          <table:table-cell office:value-type="float" office:value="363" table:style-name="ce1">
            <text:p>363</text:p>
          </table:table-cell>
          <table:table-cell office:value-type="float" office:value="120.8505904" table:style-name="ce1">
            <text:p>120.8505904</text:p>
          </table:table-cell>
          <table:table-cell office:value-type="float" office:value="24.502496860000001" table:style-name="ce1">
            <text:p>24.5024968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苗栗縣大湖鄉</text:p>
          </table:table-cell>
          <table:table-cell office:value-type="float" office:value="364" table:style-name="ce1">
            <text:p>364</text:p>
          </table:table-cell>
          <table:table-cell office:value-type="float" office:value="120.8631192" table:style-name="ce1">
            <text:p>120.8631192</text:p>
          </table:table-cell>
          <table:table-cell office:value-type="float" office:value="24.393596410000001" table:style-name="ce1">
            <text:p>24.3935964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苗栗縣泰安鄉</text:p>
          </table:table-cell>
          <table:table-cell office:value-type="float" office:value="365" table:style-name="ce1">
            <text:p>365</text:p>
          </table:table-cell>
          <table:table-cell office:value-type="float" office:value="121.06815709999999" table:style-name="ce1">
            <text:p>121.0681571</text:p>
          </table:table-cell>
          <table:table-cell office:value-type="float" office:value="24.419258190000001" table:style-name="ce1">
            <text:p>24.4192581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苗栗縣銅鑼鄉</text:p>
          </table:table-cell>
          <table:table-cell office:value-type="float" office:value="366" table:style-name="ce1">
            <text:p>366</text:p>
          </table:table-cell>
          <table:table-cell office:value-type="float" office:value="120.7992043" table:style-name="ce1">
            <text:p>120.7992043</text:p>
          </table:table-cell>
          <table:table-cell office:value-type="float" office:value="24.455918319999999" table:style-name="ce1">
            <text:p>24.4559183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苗栗縣三義鄉</text:p>
          </table:table-cell>
          <table:table-cell office:value-type="float" office:value="367" table:style-name="ce1">
            <text:p>367</text:p>
          </table:table-cell>
          <table:table-cell office:value-type="float" office:value="120.7701929" table:style-name="ce1">
            <text:p>120.7701929</text:p>
          </table:table-cell>
          <table:table-cell office:value-type="float" office:value="24.380816589999998" table:style-name="ce1">
            <text:p>24.3808165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苗栗縣西湖鄉</text:p>
          </table:table-cell>
          <table:table-cell office:value-type="float" office:value="368" table:style-name="ce1">
            <text:p>368</text:p>
          </table:table-cell>
          <table:table-cell office:value-type="float" office:value="120.76141440000001" table:style-name="ce1">
            <text:p>120.7614144</text:p>
          </table:table-cell>
          <table:table-cell office:value-type="float" office:value="24.541532180000001" table:style-name="ce1">
            <text:p>24.5415321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苗栗縣卓蘭鎮</text:p>
          </table:table-cell>
          <table:table-cell office:value-type="float" office:value="369" table:style-name="ce1">
            <text:p>369</text:p>
          </table:table-cell>
          <table:table-cell office:value-type="float" office:value="120.8561966" table:style-name="ce1">
            <text:p>120.8561966</text:p>
          </table:table-cell>
          <table:table-cell office:value-type="float" office:value="24.325101669999999" table:style-name="ce1">
            <text:p>24.3251016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中區</text:p>
          </table:table-cell>
          <table:table-cell office:value-type="float" office:value="400" table:style-name="ce1">
            <text:p>400</text:p>
          </table:table-cell>
          <table:table-cell office:value-type="float" office:value="120.680598" table:style-name="ce1">
            <text:p>120.680598</text:p>
          </table:table-cell>
          <table:table-cell office:value-type="float" office:value="24.14168566" table:style-name="ce1">
            <text:p>24.1416856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東區</text:p>
          </table:table-cell>
          <table:table-cell office:value-type="float" office:value="401" table:style-name="ce1">
            <text:p>401</text:p>
          </table:table-cell>
          <table:table-cell office:value-type="float" office:value="120.6970865" table:style-name="ce1">
            <text:p>120.6970865</text:p>
          </table:table-cell>
          <table:table-cell office:value-type="float" office:value="24.137332090000001" table:style-name="ce1">
            <text:p>24.1373320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南區</text:p>
          </table:table-cell>
          <table:table-cell office:value-type="float" office:value="402" table:style-name="ce1">
            <text:p>402</text:p>
          </table:table-cell>
          <table:table-cell office:value-type="float" office:value="120.6646178" table:style-name="ce1">
            <text:p>120.6646178</text:p>
          </table:table-cell>
          <table:table-cell office:value-type="float" office:value="24.12114107" table:style-name="ce1">
            <text:p>24.1211410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西區</text:p>
          </table:table-cell>
          <table:table-cell office:value-type="float" office:value="403" table:style-name="ce1">
            <text:p>403</text:p>
          </table:table-cell>
          <table:table-cell office:value-type="float" office:value="120.6647579" table:style-name="ce1">
            <text:p>120.6647579</text:p>
          </table:table-cell>
          <table:table-cell office:value-type="float" office:value="24.143910819999999" table:style-name="ce1">
            <text:p>24.1439108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北區</text:p>
          </table:table-cell>
          <table:table-cell office:value-type="float" office:value="404" table:style-name="ce1">
            <text:p>404</text:p>
          </table:table-cell>
          <table:table-cell office:value-type="float" office:value="120.6809521" table:style-name="ce1">
            <text:p>120.6809521</text:p>
          </table:table-cell>
          <table:table-cell office:value-type="float" office:value="24.15863985" table:style-name="ce1">
            <text:p>24.1586398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北屯區</text:p>
          </table:table-cell>
          <table:table-cell office:value-type="float" office:value="406" table:style-name="ce1">
            <text:p>406</text:p>
          </table:table-cell>
          <table:table-cell office:value-type="float" office:value="120.73623190000001" table:style-name="ce1">
            <text:p>120.7362319</text:p>
          </table:table-cell>
          <table:table-cell office:value-type="float" office:value="24.184002979999999" table:style-name="ce1">
            <text:p>24.1840029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西屯區</text:p>
          </table:table-cell>
          <table:table-cell office:value-type="float" office:value="407" table:style-name="ce1">
            <text:p>407</text:p>
          </table:table-cell>
          <table:table-cell office:value-type="float" office:value="120.6270131" table:style-name="ce1">
            <text:p>120.6270131</text:p>
          </table:table-cell>
          <table:table-cell office:value-type="float" office:value="24.183088949999998" table:style-name="ce1">
            <text:p>24.1830889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南屯區</text:p>
          </table:table-cell>
          <table:table-cell office:value-type="float" office:value="408" table:style-name="ce1">
            <text:p>408</text:p>
          </table:table-cell>
          <table:table-cell office:value-type="float" office:value="120.61773789999999" table:style-name="ce1">
            <text:p>120.6177379</text:p>
          </table:table-cell>
          <table:table-cell office:value-type="float" office:value="24.141655239999999" table:style-name="ce1">
            <text:p>24.1416552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太平區</text:p>
          </table:table-cell>
          <table:table-cell office:value-type="float" office:value="411" table:style-name="ce1">
            <text:p>411</text:p>
          </table:table-cell>
          <table:table-cell office:value-type="float" office:value="120.7734217" table:style-name="ce1">
            <text:p>120.7734217</text:p>
          </table:table-cell>
          <table:table-cell office:value-type="float" office:value="24.114773750000001" table:style-name="ce1">
            <text:p>24.1147737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大里區</text:p>
          </table:table-cell>
          <table:table-cell office:value-type="float" office:value="412" table:style-name="ce1">
            <text:p>412</text:p>
          </table:table-cell>
          <table:table-cell office:value-type="float" office:value="120.6926261" table:style-name="ce1">
            <text:p>120.6926261</text:p>
          </table:table-cell>
          <table:table-cell office:value-type="float" office:value="24.095757420000002" table:style-name="ce1">
            <text:p>24.0957574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霧峰區</text:p>
          </table:table-cell>
          <table:table-cell office:value-type="float" office:value="413" table:style-name="ce1">
            <text:p>413</text:p>
          </table:table-cell>
          <table:table-cell office:value-type="float" office:value="120.7201989" table:style-name="ce1">
            <text:p>120.7201989</text:p>
          </table:table-cell>
          <table:table-cell office:value-type="float" office:value="24.043327850000001" table:style-name="ce1">
            <text:p>24.0433278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烏日區</text:p>
          </table:table-cell>
          <table:table-cell office:value-type="float" office:value="414" table:style-name="ce1">
            <text:p>414</text:p>
          </table:table-cell>
          <table:table-cell office:value-type="float" office:value="120.62933049999999" table:style-name="ce1">
            <text:p>120.6293305</text:p>
          </table:table-cell>
          <table:table-cell office:value-type="float" office:value="24.0839271" table:style-name="ce1">
            <text:p>24.083927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豐原區</text:p>
          </table:table-cell>
          <table:table-cell office:value-type="float" office:value="420" table:style-name="ce1">
            <text:p>420</text:p>
          </table:table-cell>
          <table:table-cell office:value-type="float" office:value="120.7375715" table:style-name="ce1">
            <text:p>120.7375715</text:p>
          </table:table-cell>
          <table:table-cell office:value-type="float" office:value="24.249902980000002" table:style-name="ce1">
            <text:p>24.2499029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后里區</text:p>
          </table:table-cell>
          <table:table-cell office:value-type="float" office:value="421" table:style-name="ce1">
            <text:p>421</text:p>
          </table:table-cell>
          <table:table-cell office:value-type="float" office:value="120.7146127" table:style-name="ce1">
            <text:p>120.7146127</text:p>
          </table:table-cell>
          <table:table-cell office:value-type="float" office:value="24.309624830000001" table:style-name="ce1">
            <text:p>24.3096248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石岡區</text:p>
          </table:table-cell>
          <table:table-cell office:value-type="float" office:value="422" table:style-name="ce1">
            <text:p>422</text:p>
          </table:table-cell>
          <table:table-cell office:value-type="float" office:value="120.7903822" table:style-name="ce1">
            <text:p>120.7903822</text:p>
          </table:table-cell>
          <table:table-cell office:value-type="float" office:value="24.264932989999998" table:style-name="ce1">
            <text:p>24.2649329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東勢區</text:p>
          </table:table-cell>
          <table:table-cell office:value-type="float" office:value="423" table:style-name="ce1">
            <text:p>423</text:p>
          </table:table-cell>
          <table:table-cell office:value-type="float" office:value="120.8401401" table:style-name="ce1">
            <text:p>120.8401401</text:p>
          </table:table-cell>
          <table:table-cell office:value-type="float" office:value="24.249526370000002" table:style-name="ce1">
            <text:p>24.2495263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和平區</text:p>
          </table:table-cell>
          <table:table-cell office:value-type="float" office:value="424" table:style-name="ce1">
            <text:p>424</text:p>
          </table:table-cell>
          <table:table-cell office:value-type="float" office:value="121.140185" table:style-name="ce1">
            <text:p>121.140185</text:p>
          </table:table-cell>
          <table:table-cell office:value-type="float" office:value="24.276202770000001" table:style-name="ce1">
            <text:p>24.2762027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新社區</text:p>
          </table:table-cell>
          <table:table-cell office:value-type="float" office:value="426" table:style-name="ce1">
            <text:p>426</text:p>
          </table:table-cell>
          <table:table-cell office:value-type="float" office:value="120.8313228" table:style-name="ce1">
            <text:p>120.8313228</text:p>
          </table:table-cell>
          <table:table-cell office:value-type="float" office:value="24.177692889999999" table:style-name="ce1">
            <text:p>24.1776928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潭子區</text:p>
          </table:table-cell>
          <table:table-cell office:value-type="float" office:value="427" table:style-name="ce1">
            <text:p>427</text:p>
          </table:table-cell>
          <table:table-cell office:value-type="float" office:value="120.71099700000001" table:style-name="ce1">
            <text:p>120.710997</text:p>
          </table:table-cell>
          <table:table-cell office:value-type="float" office:value="24.211711210000001" table:style-name="ce1">
            <text:p>24.2117112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大雅區</text:p>
          </table:table-cell>
          <table:table-cell office:value-type="float" office:value="428" table:style-name="ce1">
            <text:p>428</text:p>
          </table:table-cell>
          <table:table-cell office:value-type="float" office:value="120.6411818" table:style-name="ce1">
            <text:p>120.6411818</text:p>
          </table:table-cell>
          <table:table-cell office:value-type="float" office:value="24.227041809999999" table:style-name="ce1">
            <text:p>24.2270418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神岡區</text:p>
          </table:table-cell>
          <table:table-cell office:value-type="float" office:value="429" table:style-name="ce1">
            <text:p>429</text:p>
          </table:table-cell>
          <table:table-cell office:value-type="float" office:value="120.6733321" table:style-name="ce1">
            <text:p>120.6733321</text:p>
          </table:table-cell>
          <table:table-cell office:value-type="float" office:value="24.265680079999999" table:style-name="ce1">
            <text:p>24.2656800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大肚區</text:p>
          </table:table-cell>
          <table:table-cell office:value-type="float" office:value="432" table:style-name="ce1">
            <text:p>432</text:p>
          </table:table-cell>
          <table:table-cell office:value-type="float" office:value="120.5543243" table:style-name="ce1">
            <text:p>120.5543243</text:p>
          </table:table-cell>
          <table:table-cell office:value-type="float" office:value="24.144675039999999" table:style-name="ce1">
            <text:p>24.1446750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沙鹿區</text:p>
          </table:table-cell>
          <table:table-cell office:value-type="float" office:value="433" table:style-name="ce1">
            <text:p>433</text:p>
          </table:table-cell>
          <table:table-cell office:value-type="float" office:value="120.58386280000001" table:style-name="ce1">
            <text:p>120.5838628</text:p>
          </table:table-cell>
          <table:table-cell office:value-type="float" office:value="24.234252120000001" table:style-name="ce1">
            <text:p>24.2342521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龍井區</text:p>
          </table:table-cell>
          <table:table-cell office:value-type="float" office:value="434" table:style-name="ce1">
            <text:p>434</text:p>
          </table:table-cell>
          <table:table-cell office:value-type="float" office:value="120.5283728" table:style-name="ce1">
            <text:p>120.5283728</text:p>
          </table:table-cell>
          <table:table-cell office:value-type="float" office:value="24.20062892" table:style-name="ce1">
            <text:p>24.2006289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梧棲區</text:p>
          </table:table-cell>
          <table:table-cell office:value-type="float" office:value="435" table:style-name="ce1">
            <text:p>435</text:p>
          </table:table-cell>
          <table:table-cell office:value-type="float" office:value="120.5301259" table:style-name="ce1">
            <text:p>120.5301259</text:p>
          </table:table-cell>
          <table:table-cell office:value-type="float" office:value="24.24552431" table:style-name="ce1">
            <text:p>24.2455243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清水區</text:p>
          </table:table-cell>
          <table:table-cell office:value-type="float" office:value="436" table:style-name="ce1">
            <text:p>436</text:p>
          </table:table-cell>
          <table:table-cell office:value-type="float" office:value="120.5809094" table:style-name="ce1">
            <text:p>120.5809094</text:p>
          </table:table-cell>
          <table:table-cell office:value-type="float" office:value="24.29205743" table:style-name="ce1">
            <text:p>24.2920574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大甲區</text:p>
          </table:table-cell>
          <table:table-cell office:value-type="float" office:value="437" table:style-name="ce1">
            <text:p>437</text:p>
          </table:table-cell>
          <table:table-cell office:value-type="float" office:value="120.63579009999999" table:style-name="ce1">
            <text:p>120.6357901</text:p>
          </table:table-cell>
          <table:table-cell office:value-type="float" office:value="24.378271609999999" table:style-name="ce1">
            <text:p>24.3782716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外埔區</text:p>
          </table:table-cell>
          <table:table-cell office:value-type="float" office:value="438" table:style-name="ce1">
            <text:p>438</text:p>
          </table:table-cell>
          <table:table-cell office:value-type="float" office:value="120.66506390000001" table:style-name="ce1">
            <text:p>120.6650639</text:p>
          </table:table-cell>
          <table:table-cell office:value-type="float" office:value="24.335510710000001" table:style-name="ce1">
            <text:p>24.3355107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中市大安區</text:p>
          </table:table-cell>
          <table:table-cell office:value-type="float" office:value="439" table:style-name="ce1">
            <text:p>439</text:p>
          </table:table-cell>
          <table:table-cell office:value-type="float" office:value="120.59144070000001" table:style-name="ce1">
            <text:p>120.5914407</text:p>
          </table:table-cell>
          <table:table-cell office:value-type="float" office:value="24.365095549999999" table:style-name="ce1">
            <text:p>24.3650955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彰化市</text:p>
          </table:table-cell>
          <table:table-cell office:value-type="float" office:value="500" table:style-name="ce1">
            <text:p>500</text:p>
          </table:table-cell>
          <table:table-cell office:value-type="float" office:value="120.5694208" table:style-name="ce1">
            <text:p>120.5694208</text:p>
          </table:table-cell>
          <table:table-cell office:value-type="float" office:value="24.07532909" table:style-name="ce1">
            <text:p>24.0753290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芬園鄉</text:p>
          </table:table-cell>
          <table:table-cell office:value-type="float" office:value="502" table:style-name="ce1">
            <text:p>502</text:p>
          </table:table-cell>
          <table:table-cell office:value-type="float" office:value="120.6294414" table:style-name="ce1">
            <text:p>120.6294414</text:p>
          </table:table-cell>
          <table:table-cell office:value-type="float" office:value="24.00628794" table:style-name="ce1">
            <text:p>24.0062879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花壇鄉</text:p>
          </table:table-cell>
          <table:table-cell office:value-type="float" office:value="503" table:style-name="ce1">
            <text:p>503</text:p>
          </table:table-cell>
          <table:table-cell office:value-type="float" office:value="120.5597655" table:style-name="ce1">
            <text:p>120.5597655</text:p>
          </table:table-cell>
          <table:table-cell office:value-type="float" office:value="24.030068750000002" table:style-name="ce1">
            <text:p>24.0300687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秀水鄉</text:p>
          </table:table-cell>
          <table:table-cell office:value-type="float" office:value="504" table:style-name="ce1">
            <text:p>504</text:p>
          </table:table-cell>
          <table:table-cell office:value-type="float" office:value="120.5041184" table:style-name="ce1">
            <text:p>120.5041184</text:p>
          </table:table-cell>
          <table:table-cell office:value-type="float" office:value="24.03249405" table:style-name="ce1">
            <text:p>24.0324940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鹿港鎮</text:p>
          </table:table-cell>
          <table:table-cell office:value-type="float" office:value="505" table:style-name="ce1">
            <text:p>505</text:p>
          </table:table-cell>
          <table:table-cell office:value-type="float" office:value="120.4385491" table:style-name="ce1">
            <text:p>120.4385491</text:p>
          </table:table-cell>
          <table:table-cell office:value-type="float" office:value="24.082866849999998" table:style-name="ce1">
            <text:p>24.0828668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福興鄉</text:p>
          </table:table-cell>
          <table:table-cell office:value-type="float" office:value="506" table:style-name="ce1">
            <text:p>506</text:p>
          </table:table-cell>
          <table:table-cell office:value-type="float" office:value="120.4310511" table:style-name="ce1">
            <text:p>120.4310511</text:p>
          </table:table-cell>
          <table:table-cell office:value-type="float" office:value="24.03021674" table:style-name="ce1">
            <text:p>24.0302167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線西鄉</text:p>
          </table:table-cell>
          <table:table-cell office:value-type="float" office:value="507" table:style-name="ce1">
            <text:p>507</text:p>
          </table:table-cell>
          <table:table-cell office:value-type="float" office:value="120.452157" table:style-name="ce1">
            <text:p>120.452157</text:p>
          </table:table-cell>
          <table:table-cell office:value-type="float" office:value="24.131581270000002" table:style-name="ce1">
            <text:p>24.1315812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和美鎮</text:p>
          </table:table-cell>
          <table:table-cell office:value-type="float" office:value="508" table:style-name="ce1">
            <text:p>508</text:p>
          </table:table-cell>
          <table:table-cell office:value-type="float" office:value="120.51120450000001" table:style-name="ce1">
            <text:p>120.5112045</text:p>
          </table:table-cell>
          <table:table-cell office:value-type="float" office:value="24.11379535" table:style-name="ce1">
            <text:p>24.1137953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伸港鄉</text:p>
          </table:table-cell>
          <table:table-cell office:value-type="float" office:value="509" table:style-name="ce1">
            <text:p>509</text:p>
          </table:table-cell>
          <table:table-cell office:value-type="float" office:value="120.48644899999999" table:style-name="ce1">
            <text:p>120.486449</text:p>
          </table:table-cell>
          <table:table-cell office:value-type="float" office:value="24.163671069999999" table:style-name="ce1">
            <text:p>24.1636710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員林市</text:p>
          </table:table-cell>
          <table:table-cell office:value-type="float" office:value="510" table:style-name="ce1">
            <text:p>510</text:p>
          </table:table-cell>
          <table:table-cell office:value-type="float" office:value="120.593073" table:style-name="ce1">
            <text:p>120.593073</text:p>
          </table:table-cell>
          <table:table-cell office:value-type="float" office:value="23.95650448" table:style-name="ce1">
            <text:p>23.9565044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社頭鄉</text:p>
          </table:table-cell>
          <table:table-cell office:value-type="float" office:value="511" table:style-name="ce1">
            <text:p>511</text:p>
          </table:table-cell>
          <table:table-cell office:value-type="float" office:value="120.60216610000001" table:style-name="ce1">
            <text:p>120.6021661</text:p>
          </table:table-cell>
          <table:table-cell office:value-type="float" office:value="23.905364129999999" table:style-name="ce1">
            <text:p>23.9053641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永靖鄉</text:p>
          </table:table-cell>
          <table:table-cell office:value-type="float" office:value="512" table:style-name="ce1">
            <text:p>512</text:p>
          </table:table-cell>
          <table:table-cell office:value-type="float" office:value="120.5416032" table:style-name="ce1">
            <text:p>120.5416032</text:p>
          </table:table-cell>
          <table:table-cell office:value-type="float" office:value="23.921395069999999" table:style-name="ce1">
            <text:p>23.9213950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埔心鄉</text:p>
          </table:table-cell>
          <table:table-cell office:value-type="float" office:value="513" table:style-name="ce1">
            <text:p>513</text:p>
          </table:table-cell>
          <table:table-cell office:value-type="float" office:value="120.5342802" table:style-name="ce1">
            <text:p>120.5342802</text:p>
          </table:table-cell>
          <table:table-cell office:value-type="float" office:value="23.952775209999999" table:style-name="ce1">
            <text:p>23.9527752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溪湖鎮</text:p>
          </table:table-cell>
          <table:table-cell office:value-type="float" office:value="514" table:style-name="ce1">
            <text:p>514</text:p>
          </table:table-cell>
          <table:table-cell office:value-type="float" office:value="120.4831739" table:style-name="ce1">
            <text:p>120.4831739</text:p>
          </table:table-cell>
          <table:table-cell office:value-type="float" office:value="23.951714559999999" table:style-name="ce1">
            <text:p>23.9517145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大村鄉</text:p>
          </table:table-cell>
          <table:table-cell office:value-type="float" office:value="515" table:style-name="ce1">
            <text:p>515</text:p>
          </table:table-cell>
          <table:table-cell office:value-type="float" office:value="120.5586866" table:style-name="ce1">
            <text:p>120.5586866</text:p>
          </table:table-cell>
          <table:table-cell office:value-type="float" office:value="23.992092060000001" table:style-name="ce1">
            <text:p>23.9920920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埔鹽鄉</text:p>
          </table:table-cell>
          <table:table-cell office:value-type="float" office:value="516" table:style-name="ce1">
            <text:p>516</text:p>
          </table:table-cell>
          <table:table-cell office:value-type="float" office:value="120.45946259999999" table:style-name="ce1">
            <text:p>120.4594626</text:p>
          </table:table-cell>
          <table:table-cell office:value-type="float" office:value="23.99204417" table:style-name="ce1">
            <text:p>23.9920441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田中鎮</text:p>
          </table:table-cell>
          <table:table-cell office:value-type="float" office:value="520" table:style-name="ce1">
            <text:p>520</text:p>
          </table:table-cell>
          <table:table-cell office:value-type="float" office:value="120.5903471" table:style-name="ce1">
            <text:p>120.5903471</text:p>
          </table:table-cell>
          <table:table-cell office:value-type="float" office:value="23.857238720000002" table:style-name="ce1">
            <text:p>23.8572387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北斗鎮</text:p>
          </table:table-cell>
          <table:table-cell office:value-type="float" office:value="521" table:style-name="ce1">
            <text:p>521</text:p>
          </table:table-cell>
          <table:table-cell office:value-type="float" office:value="120.5331566" table:style-name="ce1">
            <text:p>120.5331566</text:p>
          </table:table-cell>
          <table:table-cell office:value-type="float" office:value="23.867574000000001" table:style-name="ce1">
            <text:p>23.86757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田尾鄉</text:p>
          </table:table-cell>
          <table:table-cell office:value-type="float" office:value="522" table:style-name="ce1">
            <text:p>522</text:p>
          </table:table-cell>
          <table:table-cell office:value-type="float" office:value="120.5223244" table:style-name="ce1">
            <text:p>120.5223244</text:p>
          </table:table-cell>
          <table:table-cell office:value-type="float" office:value="23.900560649999999" table:style-name="ce1">
            <text:p>23.9005606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埤頭鄉</text:p>
          </table:table-cell>
          <table:table-cell office:value-type="float" office:value="523" table:style-name="ce1">
            <text:p>523</text:p>
          </table:table-cell>
          <table:table-cell office:value-type="float" office:value="120.4675642" table:style-name="ce1">
            <text:p>120.4675642</text:p>
          </table:table-cell>
          <table:table-cell office:value-type="float" office:value="23.882341180000001" table:style-name="ce1">
            <text:p>23.8823411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溪州鄉</text:p>
          </table:table-cell>
          <table:table-cell office:value-type="float" office:value="524" table:style-name="ce1">
            <text:p>524</text:p>
          </table:table-cell>
          <table:table-cell office:value-type="float" office:value="120.5224904" table:style-name="ce1">
            <text:p>120.5224904</text:p>
          </table:table-cell>
          <table:table-cell office:value-type="float" office:value="23.82725185" table:style-name="ce1">
            <text:p>23.8272518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竹塘鄉</text:p>
          </table:table-cell>
          <table:table-cell office:value-type="float" office:value="525" table:style-name="ce1">
            <text:p>525</text:p>
          </table:table-cell>
          <table:table-cell office:value-type="float" office:value="120.4136645" table:style-name="ce1">
            <text:p>120.4136645</text:p>
          </table:table-cell>
          <table:table-cell office:value-type="float" office:value="23.8505872" table:style-name="ce1">
            <text:p>23.850587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二林鎮</text:p>
          </table:table-cell>
          <table:table-cell office:value-type="float" office:value="526" table:style-name="ce1">
            <text:p>526</text:p>
          </table:table-cell>
          <table:table-cell office:value-type="float" office:value="120.404225" table:style-name="ce1">
            <text:p>120.404225</text:p>
          </table:table-cell>
          <table:table-cell office:value-type="float" office:value="23.916214050000001" table:style-name="ce1">
            <text:p>23.9162140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大城鄉</text:p>
          </table:table-cell>
          <table:table-cell office:value-type="float" office:value="527" table:style-name="ce1">
            <text:p>527</text:p>
          </table:table-cell>
          <table:table-cell office:value-type="float" office:value="120.31132839999999" table:style-name="ce1">
            <text:p>120.3113284</text:p>
          </table:table-cell>
          <table:table-cell office:value-type="float" office:value="23.850692760000001" table:style-name="ce1">
            <text:p>23.8506927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芳苑鄉</text:p>
          </table:table-cell>
          <table:table-cell office:value-type="float" office:value="528" table:style-name="ce1">
            <text:p>528</text:p>
          </table:table-cell>
          <table:table-cell office:value-type="float" office:value="120.3539226" table:style-name="ce1">
            <text:p>120.3539226</text:p>
          </table:table-cell>
          <table:table-cell office:value-type="float" office:value="23.953790600000001" table:style-name="ce1">
            <text:p>23.953790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彰化縣二水鄉</text:p>
          </table:table-cell>
          <table:table-cell office:value-type="float" office:value="530" table:style-name="ce1">
            <text:p>530</text:p>
          </table:table-cell>
          <table:table-cell office:value-type="float" office:value="120.62858900000001" table:style-name="ce1">
            <text:p>120.628589</text:p>
          </table:table-cell>
          <table:table-cell office:value-type="float" office:value="23.809240200000001" table:style-name="ce1">
            <text:p>23.809240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南投縣南投市</text:p>
          </table:table-cell>
          <table:table-cell office:value-type="float" office:value="540" table:style-name="ce1">
            <text:p>540</text:p>
          </table:table-cell>
          <table:table-cell office:value-type="float" office:value="120.67876579999999" table:style-name="ce1">
            <text:p>120.6787658</text:p>
          </table:table-cell>
          <table:table-cell office:value-type="float" office:value="23.92173537" table:style-name="ce1">
            <text:p>23.9217353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南投縣中寮鄉</text:p>
          </table:table-cell>
          <table:table-cell office:value-type="float" office:value="541" table:style-name="ce1">
            <text:p>541</text:p>
          </table:table-cell>
          <table:table-cell office:value-type="float" office:value="120.78591590000001" table:style-name="ce1">
            <text:p>120.7859159</text:p>
          </table:table-cell>
          <table:table-cell office:value-type="float" office:value="23.905892139999999" table:style-name="ce1">
            <text:p>23.9058921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南投縣草屯鎮</text:p>
          </table:table-cell>
          <table:table-cell office:value-type="float" office:value="542" table:style-name="ce1">
            <text:p>542</text:p>
          </table:table-cell>
          <table:table-cell office:value-type="float" office:value="120.7326182" table:style-name="ce1">
            <text:p>120.7326182</text:p>
          </table:table-cell>
          <table:table-cell office:value-type="float" office:value="23.983210809999999" table:style-name="ce1">
            <text:p>23.9832108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南投縣國姓鄉</text:p>
          </table:table-cell>
          <table:table-cell office:value-type="float" office:value="544" table:style-name="ce1">
            <text:p>544</text:p>
          </table:table-cell>
          <table:table-cell office:value-type="float" office:value="120.8676052" table:style-name="ce1">
            <text:p>120.8676052</text:p>
          </table:table-cell>
          <table:table-cell office:value-type="float" office:value="24.03135413" table:style-name="ce1">
            <text:p>24.0313541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南投縣埔里鎮</text:p>
          </table:table-cell>
          <table:table-cell office:value-type="float" office:value="545" table:style-name="ce1">
            <text:p>545</text:p>
          </table:table-cell>
          <table:table-cell office:value-type="float" office:value="120.9625259" table:style-name="ce1">
            <text:p>120.9625259</text:p>
          </table:table-cell>
          <table:table-cell office:value-type="float" office:value="23.978925910000001" table:style-name="ce1">
            <text:p>23.9789259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南投縣仁愛鄉</text:p>
          </table:table-cell>
          <table:table-cell office:value-type="float" office:value="546" table:style-name="ce1">
            <text:p>546</text:p>
          </table:table-cell>
          <table:table-cell office:value-type="float" office:value="121.1443879" table:style-name="ce1">
            <text:p>121.1443879</text:p>
          </table:table-cell>
          <table:table-cell office:value-type="float" office:value="24.02886513" table:style-name="ce1">
            <text:p>24.0288651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南投縣名間鄉</text:p>
          </table:table-cell>
          <table:table-cell office:value-type="float" office:value="551" table:style-name="ce1">
            <text:p>551</text:p>
          </table:table-cell>
          <table:table-cell office:value-type="float" office:value="120.67744020000001" table:style-name="ce1">
            <text:p>120.6774402</text:p>
          </table:table-cell>
          <table:table-cell office:value-type="float" office:value="23.851077100000001" table:style-name="ce1">
            <text:p>23.851077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南投縣集集鎮</text:p>
          </table:table-cell>
          <table:table-cell office:value-type="float" office:value="552" table:style-name="ce1">
            <text:p>552</text:p>
          </table:table-cell>
          <table:table-cell office:value-type="float" office:value="120.78541920000001" table:style-name="ce1">
            <text:p>120.7854192</text:p>
          </table:table-cell>
          <table:table-cell office:value-type="float" office:value="23.837016869999999" table:style-name="ce1">
            <text:p>23.8370168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南投縣水里鄉</text:p>
          </table:table-cell>
          <table:table-cell office:value-type="float" office:value="553" table:style-name="ce1">
            <text:p>553</text:p>
          </table:table-cell>
          <table:table-cell office:value-type="float" office:value="120.8622721" table:style-name="ce1">
            <text:p>120.8622721</text:p>
          </table:table-cell>
          <table:table-cell office:value-type="float" office:value="23.796129069999999" table:style-name="ce1">
            <text:p>23.7961290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南投縣魚池鄉</text:p>
          </table:table-cell>
          <table:table-cell office:value-type="float" office:value="555" table:style-name="ce1">
            <text:p>555</text:p>
          </table:table-cell>
          <table:table-cell office:value-type="float" office:value="120.9256736" table:style-name="ce1">
            <text:p>120.9256736</text:p>
          </table:table-cell>
          <table:table-cell office:value-type="float" office:value="23.876012129999999" table:style-name="ce1">
            <text:p>23.8760121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南投縣信義鄉</text:p>
          </table:table-cell>
          <table:table-cell office:value-type="float" office:value="556" table:style-name="ce1">
            <text:p>556</text:p>
          </table:table-cell>
          <table:table-cell office:value-type="float" office:value="121.0212867" table:style-name="ce1">
            <text:p>121.0212867</text:p>
          </table:table-cell>
          <table:table-cell office:value-type="float" office:value="23.6554647" table:style-name="ce1">
            <text:p>23.655464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南投縣竹山鎮</text:p>
          </table:table-cell>
          <table:table-cell office:value-type="float" office:value="557" table:style-name="ce1">
            <text:p>557</text:p>
          </table:table-cell>
          <table:table-cell office:value-type="float" office:value="120.71007969999999" table:style-name="ce1">
            <text:p>120.7100797</text:p>
          </table:table-cell>
          <table:table-cell office:value-type="float" office:value="23.698055180000001" table:style-name="ce1">
            <text:p>23.6980551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南投縣鹿谷鄉</text:p>
          </table:table-cell>
          <table:table-cell office:value-type="float" office:value="558" table:style-name="ce1">
            <text:p>558</text:p>
          </table:table-cell>
          <table:table-cell office:value-type="float" office:value="120.78150650000001" table:style-name="ce1">
            <text:p>120.7815065</text:p>
          </table:table-cell>
          <table:table-cell office:value-type="float" office:value="23.737760290000001" table:style-name="ce1">
            <text:p>23.7377602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嘉義市西區</text:p>
          </table:table-cell>
          <table:table-cell office:value-type="float" office:value="600" table:style-name="ce1">
            <text:p>600</text:p>
          </table:table-cell>
          <table:table-cell office:value-type="float" office:value="120.4248724" table:style-name="ce1">
            <text:p>120.4248724</text:p>
          </table:table-cell>
          <table:table-cell office:value-type="float" office:value="23.479155290000001" table:style-name="ce1">
            <text:p>23.4791552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嘉義市東區</text:p>
          </table:table-cell>
          <table:table-cell office:value-type="float" office:value="600" table:style-name="ce1">
            <text:p>600</text:p>
          </table:table-cell>
          <table:table-cell office:value-type="float" office:value="120.47062440000001" table:style-name="ce1">
            <text:p>120.4706244</text:p>
          </table:table-cell>
          <table:table-cell office:value-type="float" office:value="23.481703339999999" table:style-name="ce1">
            <text:p>23.4817033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嘉義縣番路鄉</text:p>
          </table:table-cell>
          <table:table-cell office:value-type="float" office:value="602" table:style-name="ce1">
            <text:p>602</text:p>
          </table:table-cell>
          <table:table-cell office:value-type="float" office:value="120.6075335" table:style-name="ce1">
            <text:p>120.6075335</text:p>
          </table:table-cell>
          <table:table-cell office:value-type="float" office:value="23.427656689999999" table:style-name="ce1">
            <text:p>23.4276566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嘉義縣梅山鄉</text:p>
          </table:table-cell>
          <table:table-cell office:value-type="float" office:value="603" table:style-name="ce1">
            <text:p>603</text:p>
          </table:table-cell>
          <table:table-cell office:value-type="float" office:value="120.6387459" table:style-name="ce1">
            <text:p>120.6387459</text:p>
          </table:table-cell>
          <table:table-cell office:value-type="float" office:value="23.555354650000002" table:style-name="ce1">
            <text:p>23.5553546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嘉義縣竹崎鄉</text:p>
          </table:table-cell>
          <table:table-cell office:value-type="float" office:value="604" table:style-name="ce1">
            <text:p>604</text:p>
          </table:table-cell>
          <table:table-cell office:value-type="float" office:value="120.5965771" table:style-name="ce1">
            <text:p>120.5965771</text:p>
          </table:table-cell>
          <table:table-cell office:value-type="float" office:value="23.503765269999999" table:style-name="ce1">
            <text:p>23.5037652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嘉義縣阿里山鄉</text:p>
          </table:table-cell>
          <table:table-cell office:value-type="float" office:value="605" table:style-name="ce1">
            <text:p>605</text:p>
          </table:table-cell>
          <table:table-cell office:value-type="float" office:value="120.7596173" table:style-name="ce1">
            <text:p>120.7596173</text:p>
          </table:table-cell>
          <table:table-cell office:value-type="float" office:value="23.440776190000001" table:style-name="ce1">
            <text:p>23.4407761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嘉義縣中埔鄉</text:p>
          </table:table-cell>
          <table:table-cell office:value-type="float" office:value="606" table:style-name="ce1">
            <text:p>606</text:p>
          </table:table-cell>
          <table:table-cell office:value-type="float" office:value="120.5365312" table:style-name="ce1">
            <text:p>120.5365312</text:p>
          </table:table-cell>
          <table:table-cell office:value-type="float" office:value="23.404089979999998" table:style-name="ce1">
            <text:p>23.4040899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嘉義縣大埔鄉</text:p>
          </table:table-cell>
          <table:table-cell office:value-type="float" office:value="607" table:style-name="ce1">
            <text:p>607</text:p>
          </table:table-cell>
          <table:table-cell office:value-type="float" office:value="120.58964659999999" table:style-name="ce1">
            <text:p>120.5896466</text:p>
          </table:table-cell>
          <table:table-cell office:value-type="float" office:value="23.288484260000001" table:style-name="ce1">
            <text:p>23.2884842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嘉義縣水上鄉</text:p>
          </table:table-cell>
          <table:table-cell office:value-type="float" office:value="608" table:style-name="ce1">
            <text:p>608</text:p>
          </table:table-cell>
          <table:table-cell office:value-type="float" office:value="120.41473569999999" table:style-name="ce1">
            <text:p>120.4147357</text:p>
          </table:table-cell>
          <table:table-cell office:value-type="float" office:value="23.429112870000001" table:style-name="ce1">
            <text:p>23.4291128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嘉義縣鹿草鄉</text:p>
          </table:table-cell>
          <table:table-cell office:value-type="float" office:value="611" table:style-name="ce1">
            <text:p>611</text:p>
          </table:table-cell>
          <table:table-cell office:value-type="float" office:value="120.3045468" table:style-name="ce1">
            <text:p>120.3045468</text:p>
          </table:table-cell>
          <table:table-cell office:value-type="float" office:value="23.408117359999999" table:style-name="ce1">
            <text:p>23.4081173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嘉義縣太保市</text:p>
          </table:table-cell>
          <table:table-cell office:value-type="float" office:value="612" table:style-name="ce1">
            <text:p>612</text:p>
          </table:table-cell>
          <table:table-cell office:value-type="float" office:value="120.3440009" table:style-name="ce1">
            <text:p>120.3440009</text:p>
          </table:table-cell>
          <table:table-cell office:value-type="float" office:value="23.472919099999999" table:style-name="ce1">
            <text:p>23.472919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嘉義縣朴子市</text:p>
          </table:table-cell>
          <table:table-cell office:value-type="float" office:value="613" table:style-name="ce1">
            <text:p>613</text:p>
          </table:table-cell>
          <table:table-cell office:value-type="float" office:value="120.2538977" table:style-name="ce1">
            <text:p>120.2538977</text:p>
          </table:table-cell>
          <table:table-cell office:value-type="float" office:value="23.446106050000001" table:style-name="ce1">
            <text:p>23.4461060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嘉義縣東石鄉</text:p>
          </table:table-cell>
          <table:table-cell office:value-type="float" office:value="614" table:style-name="ce1">
            <text:p>614</text:p>
          </table:table-cell>
          <table:table-cell office:value-type="float" office:value="120.1738682" table:style-name="ce1">
            <text:p>120.1738682</text:p>
          </table:table-cell>
          <table:table-cell office:value-type="float" office:value="23.468660589999999" table:style-name="ce1">
            <text:p>23.4686605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嘉義縣六腳鄉</text:p>
          </table:table-cell>
          <table:table-cell office:value-type="float" office:value="615" table:style-name="ce1">
            <text:p>615</text:p>
          </table:table-cell>
          <table:table-cell office:value-type="float" office:value="120.2714728" table:style-name="ce1">
            <text:p>120.2714728</text:p>
          </table:table-cell>
          <table:table-cell office:value-type="float" office:value="23.510209840000002" table:style-name="ce1">
            <text:p>23.5102098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嘉義縣新港鄉</text:p>
          </table:table-cell>
          <table:table-cell office:value-type="float" office:value="616" table:style-name="ce1">
            <text:p>616</text:p>
          </table:table-cell>
          <table:table-cell office:value-type="float" office:value="120.3482873" table:style-name="ce1">
            <text:p>120.3482873</text:p>
          </table:table-cell>
          <table:table-cell office:value-type="float" office:value="23.545812949999998" table:style-name="ce1">
            <text:p>23.5458129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嘉義縣民雄鄉</text:p>
          </table:table-cell>
          <table:table-cell office:value-type="float" office:value="621" table:style-name="ce1">
            <text:p>621</text:p>
          </table:table-cell>
          <table:table-cell office:value-type="float" office:value="120.4442798" table:style-name="ce1">
            <text:p>120.4442798</text:p>
          </table:table-cell>
          <table:table-cell office:value-type="float" office:value="23.542553470000001" table:style-name="ce1">
            <text:p>23.5425534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嘉義縣大林鎮</text:p>
          </table:table-cell>
          <table:table-cell office:value-type="float" office:value="622" table:style-name="ce1">
            <text:p>622</text:p>
          </table:table-cell>
          <table:table-cell office:value-type="float" office:value="120.48078649999999" table:style-name="ce1">
            <text:p>120.4807865</text:p>
          </table:table-cell>
          <table:table-cell office:value-type="float" office:value="23.598908269999999" table:style-name="ce1">
            <text:p>23.5989082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嘉義縣溪口鄉</text:p>
          </table:table-cell>
          <table:table-cell office:value-type="float" office:value="623" table:style-name="ce1">
            <text:p>623</text:p>
          </table:table-cell>
          <table:table-cell office:value-type="float" office:value="120.4010282" table:style-name="ce1">
            <text:p>120.4010282</text:p>
          </table:table-cell>
          <table:table-cell office:value-type="float" office:value="23.59353089" table:style-name="ce1">
            <text:p>23.5935308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嘉義縣義竹鄉</text:p>
          </table:table-cell>
          <table:table-cell office:value-type="float" office:value="624" table:style-name="ce1">
            <text:p>624</text:p>
          </table:table-cell>
          <table:table-cell office:value-type="float" office:value="120.2239433" table:style-name="ce1">
            <text:p>120.2239433</text:p>
          </table:table-cell>
          <table:table-cell office:value-type="float" office:value="23.345758719999999" table:style-name="ce1">
            <text:p>23.3457587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嘉義縣布袋鎮</text:p>
          </table:table-cell>
          <table:table-cell office:value-type="float" office:value="625" table:style-name="ce1">
            <text:p>625</text:p>
          </table:table-cell>
          <table:table-cell office:value-type="float" office:value="120.1777498" table:style-name="ce1">
            <text:p>120.1777498</text:p>
          </table:table-cell>
          <table:table-cell office:value-type="float" office:value="23.37494276" table:style-name="ce1">
            <text:p>23.3749427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雲林縣斗南鎮</text:p>
          </table:table-cell>
          <table:table-cell office:value-type="float" office:value="630" table:style-name="ce1">
            <text:p>630</text:p>
          </table:table-cell>
          <table:table-cell office:value-type="float" office:value="120.48263559999999" table:style-name="ce1">
            <text:p>120.4826356</text:p>
          </table:table-cell>
          <table:table-cell office:value-type="float" office:value="23.67066393" table:style-name="ce1">
            <text:p>23.6706639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雲林縣大埤鄉</text:p>
          </table:table-cell>
          <table:table-cell office:value-type="float" office:value="631" table:style-name="ce1">
            <text:p>631</text:p>
          </table:table-cell>
          <table:table-cell office:value-type="float" office:value="120.4255592" table:style-name="ce1">
            <text:p>120.4255592</text:p>
          </table:table-cell>
          <table:table-cell office:value-type="float" office:value="23.6455971" table:style-name="ce1">
            <text:p>23.645597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雲林縣虎尾鎮</text:p>
          </table:table-cell>
          <table:table-cell office:value-type="float" office:value="632" table:style-name="ce1">
            <text:p>632</text:p>
          </table:table-cell>
          <table:table-cell office:value-type="float" office:value="120.42930610000001" table:style-name="ce1">
            <text:p>120.4293061</text:p>
          </table:table-cell>
          <table:table-cell office:value-type="float" office:value="23.716615449999999" table:style-name="ce1">
            <text:p>23.7166154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雲林縣土庫鎮</text:p>
          </table:table-cell>
          <table:table-cell office:value-type="float" office:value="633" table:style-name="ce1">
            <text:p>633</text:p>
          </table:table-cell>
          <table:table-cell office:value-type="float" office:value="120.3647252" table:style-name="ce1">
            <text:p>120.3647252</text:p>
          </table:table-cell>
          <table:table-cell office:value-type="float" office:value="23.691106649999998" table:style-name="ce1">
            <text:p>23.6911066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雲林縣褒忠鄉</text:p>
          </table:table-cell>
          <table:table-cell office:value-type="float" office:value="634" table:style-name="ce1">
            <text:p>634</text:p>
          </table:table-cell>
          <table:table-cell office:value-type="float" office:value="120.3116122" table:style-name="ce1">
            <text:p>120.3116122</text:p>
          </table:table-cell>
          <table:table-cell office:value-type="float" office:value="23.716132040000002" table:style-name="ce1">
            <text:p>23.7161320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雲林縣東勢鄉</text:p>
          </table:table-cell>
          <table:table-cell office:value-type="float" office:value="635" table:style-name="ce1">
            <text:p>635</text:p>
          </table:table-cell>
          <table:table-cell office:value-type="float" office:value="120.2564173" table:style-name="ce1">
            <text:p>120.2564173</text:p>
          </table:table-cell>
          <table:table-cell office:value-type="float" office:value="23.696123239999999" table:style-name="ce1">
            <text:p>23.6961232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雲林縣臺西鄉</text:p>
          </table:table-cell>
          <table:table-cell office:value-type="float" office:value="636" table:style-name="ce1">
            <text:p>636</text:p>
          </table:table-cell>
          <table:table-cell office:value-type="float" office:value="120.2054952" table:style-name="ce1">
            <text:p>120.2054952</text:p>
          </table:table-cell>
          <table:table-cell office:value-type="float" office:value="23.71600815" table:style-name="ce1">
            <text:p>23.7160081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雲林縣崙背鄉</text:p>
          </table:table-cell>
          <table:table-cell office:value-type="float" office:value="637" table:style-name="ce1">
            <text:p>637</text:p>
          </table:table-cell>
          <table:table-cell office:value-type="float" office:value="120.3339769" table:style-name="ce1">
            <text:p>120.3339769</text:p>
          </table:table-cell>
          <table:table-cell office:value-type="float" office:value="23.778497909999999" table:style-name="ce1">
            <text:p>23.7784979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雲林縣麥寮鄉</text:p>
          </table:table-cell>
          <table:table-cell office:value-type="float" office:value="638" table:style-name="ce1">
            <text:p>638</text:p>
          </table:table-cell>
          <table:table-cell office:value-type="float" office:value="120.243533" table:style-name="ce1">
            <text:p>120.243533</text:p>
          </table:table-cell>
          <table:table-cell office:value-type="float" office:value="23.788170560000001" table:style-name="ce1">
            <text:p>23.7881705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雲林縣斗六市</text:p>
          </table:table-cell>
          <table:table-cell office:value-type="float" office:value="640" table:style-name="ce1">
            <text:p>640</text:p>
          </table:table-cell>
          <table:table-cell office:value-type="float" office:value="120.5600044" table:style-name="ce1">
            <text:p>120.5600044</text:p>
          </table:table-cell>
          <table:table-cell office:value-type="float" office:value="23.70651883" table:style-name="ce1">
            <text:p>23.7065188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雲林縣林內鄉</text:p>
          </table:table-cell>
          <table:table-cell office:value-type="float" office:value="643" table:style-name="ce1">
            <text:p>643</text:p>
          </table:table-cell>
          <table:table-cell office:value-type="float" office:value="120.6155018" table:style-name="ce1">
            <text:p>120.6155018</text:p>
          </table:table-cell>
          <table:table-cell office:value-type="float" office:value="23.7557209" table:style-name="ce1">
            <text:p>23.755720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雲林縣古坑鄉</text:p>
          </table:table-cell>
          <table:table-cell office:value-type="float" office:value="646" table:style-name="ce1">
            <text:p>646</text:p>
          </table:table-cell>
          <table:table-cell office:value-type="float" office:value="120.6117351" table:style-name="ce1">
            <text:p>120.6117351</text:p>
          </table:table-cell>
          <table:table-cell office:value-type="float" office:value="23.625454690000002" table:style-name="ce1">
            <text:p>23.6254546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雲林縣莿桐鄉</text:p>
          </table:table-cell>
          <table:table-cell office:value-type="float" office:value="647" table:style-name="ce1">
            <text:p>647</text:p>
          </table:table-cell>
          <table:table-cell office:value-type="float" office:value="120.5290419" table:style-name="ce1">
            <text:p>120.5290419</text:p>
          </table:table-cell>
          <table:table-cell office:value-type="float" office:value="23.76973894" table:style-name="ce1">
            <text:p>23.7697389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雲林縣西螺鎮</text:p>
          </table:table-cell>
          <table:table-cell office:value-type="float" office:value="648" table:style-name="ce1">
            <text:p>648</text:p>
          </table:table-cell>
          <table:table-cell office:value-type="float" office:value="120.4580795" table:style-name="ce1">
            <text:p>120.4580795</text:p>
          </table:table-cell>
          <table:table-cell office:value-type="float" office:value="23.77942109" table:style-name="ce1">
            <text:p>23.7794210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雲林縣二崙鄉</text:p>
          </table:table-cell>
          <table:table-cell office:value-type="float" office:value="649" table:style-name="ce1">
            <text:p>649</text:p>
          </table:table-cell>
          <table:table-cell office:value-type="float" office:value="120.3964598" table:style-name="ce1">
            <text:p>120.3964598</text:p>
          </table:table-cell>
          <table:table-cell office:value-type="float" office:value="23.792552100000002" table:style-name="ce1">
            <text:p>23.792552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雲林縣北港鎮</text:p>
          </table:table-cell>
          <table:table-cell office:value-type="float" office:value="651" table:style-name="ce1">
            <text:p>651</text:p>
          </table:table-cell>
          <table:table-cell office:value-type="float" office:value="120.2940164" table:style-name="ce1">
            <text:p>120.2940164</text:p>
          </table:table-cell>
          <table:table-cell office:value-type="float" office:value="23.592195279999999" table:style-name="ce1">
            <text:p>23.5921952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雲林縣水林鄉</text:p>
          </table:table-cell>
          <table:table-cell office:value-type="float" office:value="652" table:style-name="ce1">
            <text:p>652</text:p>
          </table:table-cell>
          <table:table-cell office:value-type="float" office:value="120.2352734" table:style-name="ce1">
            <text:p>120.2352734</text:p>
          </table:table-cell>
          <table:table-cell office:value-type="float" office:value="23.56162849" table:style-name="ce1">
            <text:p>23.5616284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雲林縣口湖鄉</text:p>
          </table:table-cell>
          <table:table-cell office:value-type="float" office:value="653" table:style-name="ce1">
            <text:p>653</text:p>
          </table:table-cell>
          <table:table-cell office:value-type="float" office:value="120.1413711" table:style-name="ce1">
            <text:p>120.1413711</text:p>
          </table:table-cell>
          <table:table-cell office:value-type="float" office:value="23.553653950000001" table:style-name="ce1">
            <text:p>23.5536539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雲林縣四湖鄉</text:p>
          </table:table-cell>
          <table:table-cell office:value-type="float" office:value="654" table:style-name="ce1">
            <text:p>654</text:p>
          </table:table-cell>
          <table:table-cell office:value-type="float" office:value="120.2064699" table:style-name="ce1">
            <text:p>120.2064699</text:p>
          </table:table-cell>
          <table:table-cell office:value-type="float" office:value="23.64206875" table:style-name="ce1">
            <text:p>23.6420687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雲林縣元長鄉</text:p>
          </table:table-cell>
          <table:table-cell office:value-type="float" office:value="655" table:style-name="ce1">
            <text:p>655</text:p>
          </table:table-cell>
          <table:table-cell office:value-type="float" office:value="120.3279617" table:style-name="ce1">
            <text:p>120.3279617</text:p>
          </table:table-cell>
          <table:table-cell office:value-type="float" office:value="23.642430950000001" table:style-name="ce1">
            <text:p>23.6424309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中西區</text:p>
          </table:table-cell>
          <table:table-cell office:value-type="float" office:value="700" table:style-name="ce1">
            <text:p>700</text:p>
          </table:table-cell>
          <table:table-cell office:value-type="float" office:value="120.192874" table:style-name="ce1">
            <text:p>120.192874</text:p>
          </table:table-cell>
          <table:table-cell office:value-type="float" office:value="22.99594458" table:style-name="ce1">
            <text:p>22.9959445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東區</text:p>
          </table:table-cell>
          <table:table-cell office:value-type="float" office:value="701" table:style-name="ce1">
            <text:p>701</text:p>
          </table:table-cell>
          <table:table-cell office:value-type="float" office:value="120.22818580000001" table:style-name="ce1">
            <text:p>120.2281858</text:p>
          </table:table-cell>
          <table:table-cell office:value-type="float" office:value="22.981782020000001" table:style-name="ce1">
            <text:p>22.9817820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南區</text:p>
          </table:table-cell>
          <table:table-cell office:value-type="float" office:value="702" table:style-name="ce1">
            <text:p>702</text:p>
          </table:table-cell>
          <table:table-cell office:value-type="float" office:value="120.1903743" table:style-name="ce1">
            <text:p>120.1903743</text:p>
          </table:table-cell>
          <table:table-cell office:value-type="float" office:value="22.95561863" table:style-name="ce1">
            <text:p>22.9556186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北區</text:p>
          </table:table-cell>
          <table:table-cell office:value-type="float" office:value="704" table:style-name="ce1">
            <text:p>704</text:p>
          </table:table-cell>
          <table:table-cell office:value-type="float" office:value="120.2068735" table:style-name="ce1">
            <text:p>120.2068735</text:p>
          </table:table-cell>
          <table:table-cell office:value-type="float" office:value="23.010121789999999" table:style-name="ce1">
            <text:p>23.0101217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安平區</text:p>
          </table:table-cell>
          <table:table-cell office:value-type="float" office:value="708" table:style-name="ce1">
            <text:p>708</text:p>
          </table:table-cell>
          <table:table-cell office:value-type="float" office:value="120.1649949" table:style-name="ce1">
            <text:p>120.1649949</text:p>
          </table:table-cell>
          <table:table-cell office:value-type="float" office:value="22.990084370000002" table:style-name="ce1">
            <text:p>22.9900843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安南區</text:p>
          </table:table-cell>
          <table:table-cell office:value-type="float" office:value="709" table:style-name="ce1">
            <text:p>709</text:p>
          </table:table-cell>
          <table:table-cell office:value-type="float" office:value="120.15261889999999" table:style-name="ce1">
            <text:p>120.1526189</text:p>
          </table:table-cell>
          <table:table-cell office:value-type="float" office:value="23.048696809999999" table:style-name="ce1">
            <text:p>23.0486968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永康區</text:p>
          </table:table-cell>
          <table:table-cell office:value-type="float" office:value="710" table:style-name="ce1">
            <text:p>710</text:p>
          </table:table-cell>
          <table:table-cell office:value-type="float" office:value="120.2542795" table:style-name="ce1">
            <text:p>120.2542795</text:p>
          </table:table-cell>
          <table:table-cell office:value-type="float" office:value="23.02729532" table:style-name="ce1">
            <text:p>23.0272953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歸仁區</text:p>
          </table:table-cell>
          <table:table-cell office:value-type="float" office:value="711" table:style-name="ce1">
            <text:p>711</text:p>
          </table:table-cell>
          <table:table-cell office:value-type="float" office:value="120.29306269999999" table:style-name="ce1">
            <text:p>120.2930627</text:p>
          </table:table-cell>
          <table:table-cell office:value-type="float" office:value="22.946794690000001" table:style-name="ce1">
            <text:p>22.9467946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新化區</text:p>
          </table:table-cell>
          <table:table-cell office:value-type="float" office:value="712" table:style-name="ce1">
            <text:p>712</text:p>
          </table:table-cell>
          <table:table-cell office:value-type="float" office:value="120.33579640000001" table:style-name="ce1">
            <text:p>120.3357964</text:p>
          </table:table-cell>
          <table:table-cell office:value-type="float" office:value="23.033945450000001" table:style-name="ce1">
            <text:p>23.0339454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左鎮區</text:p>
          </table:table-cell>
          <table:table-cell office:value-type="float" office:value="713" table:style-name="ce1">
            <text:p>713</text:p>
          </table:table-cell>
          <table:table-cell office:value-type="float" office:value="120.4123917" table:style-name="ce1">
            <text:p>120.4123917</text:p>
          </table:table-cell>
          <table:table-cell office:value-type="float" office:value="23.026046109999999" table:style-name="ce1">
            <text:p>23.0260461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玉井區</text:p>
          </table:table-cell>
          <table:table-cell office:value-type="float" office:value="714" table:style-name="ce1">
            <text:p>714</text:p>
          </table:table-cell>
          <table:table-cell office:value-type="float" office:value="120.4609622" table:style-name="ce1">
            <text:p>120.4609622</text:p>
          </table:table-cell>
          <table:table-cell office:value-type="float" office:value="23.114809260000001" table:style-name="ce1">
            <text:p>23.1148092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楠西區</text:p>
          </table:table-cell>
          <table:table-cell office:value-type="float" office:value="715" table:style-name="ce1">
            <text:p>715</text:p>
          </table:table-cell>
          <table:table-cell office:value-type="float" office:value="120.5170304" table:style-name="ce1">
            <text:p>120.5170304</text:p>
          </table:table-cell>
          <table:table-cell office:value-type="float" office:value="23.17885854" table:style-name="ce1">
            <text:p>23.1788585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南化區</text:p>
          </table:table-cell>
          <table:table-cell office:value-type="float" office:value="716" table:style-name="ce1">
            <text:p>716</text:p>
          </table:table-cell>
          <table:table-cell office:value-type="float" office:value="120.5441223" table:style-name="ce1">
            <text:p>120.5441223</text:p>
          </table:table-cell>
          <table:table-cell office:value-type="float" office:value="23.1151111" table:style-name="ce1">
            <text:p>23.115111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仁德區</text:p>
          </table:table-cell>
          <table:table-cell office:value-type="float" office:value="717" table:style-name="ce1">
            <text:p>717</text:p>
          </table:table-cell>
          <table:table-cell office:value-type="float" office:value="120.24187879999999" table:style-name="ce1">
            <text:p>120.2418788</text:p>
          </table:table-cell>
          <table:table-cell office:value-type="float" office:value="22.941309310000001" table:style-name="ce1">
            <text:p>22.9413093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關廟區</text:p>
          </table:table-cell>
          <table:table-cell office:value-type="float" office:value="718" table:style-name="ce1">
            <text:p>718</text:p>
          </table:table-cell>
          <table:table-cell office:value-type="float" office:value="120.3342821" table:style-name="ce1">
            <text:p>120.3342821</text:p>
          </table:table-cell>
          <table:table-cell office:value-type="float" office:value="22.95577909" table:style-name="ce1">
            <text:p>22.9557790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龍崎區</text:p>
          </table:table-cell>
          <table:table-cell office:value-type="float" office:value="719" table:style-name="ce1">
            <text:p>719</text:p>
          </table:table-cell>
          <table:table-cell office:value-type="float" office:value="120.3869373" table:style-name="ce1">
            <text:p>120.3869373</text:p>
          </table:table-cell>
          <table:table-cell office:value-type="float" office:value="22.954822759999999" table:style-name="ce1">
            <text:p>22.9548227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官田區</text:p>
          </table:table-cell>
          <table:table-cell office:value-type="float" office:value="720" table:style-name="ce1">
            <text:p>720</text:p>
          </table:table-cell>
          <table:table-cell office:value-type="float" office:value="120.3479918" table:style-name="ce1">
            <text:p>120.3479918</text:p>
          </table:table-cell>
          <table:table-cell office:value-type="float" office:value="23.190985479999998" table:style-name="ce1">
            <text:p>23.1909854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麻豆區</text:p>
          </table:table-cell>
          <table:table-cell office:value-type="float" office:value="721" table:style-name="ce1">
            <text:p>721</text:p>
          </table:table-cell>
          <table:table-cell office:value-type="float" office:value="120.241308" table:style-name="ce1">
            <text:p>120.241308</text:p>
          </table:table-cell>
          <table:table-cell office:value-type="float" office:value="23.182480330000001" table:style-name="ce1">
            <text:p>23.1824803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佳里區</text:p>
          </table:table-cell>
          <table:table-cell office:value-type="float" office:value="722" table:style-name="ce1">
            <text:p>722</text:p>
          </table:table-cell>
          <table:table-cell office:value-type="float" office:value="120.17859300000001" table:style-name="ce1">
            <text:p>120.178593</text:p>
          </table:table-cell>
          <table:table-cell office:value-type="float" office:value="23.1669941" table:style-name="ce1">
            <text:p>23.166994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西港區</text:p>
          </table:table-cell>
          <table:table-cell office:value-type="float" office:value="723" table:style-name="ce1">
            <text:p>723</text:p>
          </table:table-cell>
          <table:table-cell office:value-type="float" office:value="120.20023089999999" table:style-name="ce1">
            <text:p>120.2002309</text:p>
          </table:table-cell>
          <table:table-cell office:value-type="float" office:value="23.12491893" table:style-name="ce1">
            <text:p>23.1249189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七股區</text:p>
          </table:table-cell>
          <table:table-cell office:value-type="float" office:value="724" table:style-name="ce1">
            <text:p>724</text:p>
          </table:table-cell>
          <table:table-cell office:value-type="float" office:value="120.1005854" table:style-name="ce1">
            <text:p>120.1005854</text:p>
          </table:table-cell>
          <table:table-cell office:value-type="float" office:value="23.123265780000001" table:style-name="ce1">
            <text:p>23.1232657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將軍區</text:p>
          </table:table-cell>
          <table:table-cell office:value-type="float" office:value="725" table:style-name="ce1">
            <text:p>725</text:p>
          </table:table-cell>
          <table:table-cell office:value-type="float" office:value="120.1276958" table:style-name="ce1">
            <text:p>120.1276958</text:p>
          </table:table-cell>
          <table:table-cell office:value-type="float" office:value="23.20834413" table:style-name="ce1">
            <text:p>23.2083441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學甲區</text:p>
          </table:table-cell>
          <table:table-cell office:value-type="float" office:value="726" table:style-name="ce1">
            <text:p>726</text:p>
          </table:table-cell>
          <table:table-cell office:value-type="float" office:value="120.1841865" table:style-name="ce1">
            <text:p>120.1841865</text:p>
          </table:table-cell>
          <table:table-cell office:value-type="float" office:value="23.252198050000001" table:style-name="ce1">
            <text:p>23.2521980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北門區</text:p>
          </table:table-cell>
          <table:table-cell office:value-type="float" office:value="727" table:style-name="ce1">
            <text:p>727</text:p>
          </table:table-cell>
          <table:table-cell office:value-type="float" office:value="120.1262357" table:style-name="ce1">
            <text:p>120.1262357</text:p>
          </table:table-cell>
          <table:table-cell office:value-type="float" office:value="23.277770799999999" table:style-name="ce1">
            <text:p>23.277770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新營區</text:p>
          </table:table-cell>
          <table:table-cell office:value-type="float" office:value="730" table:style-name="ce1">
            <text:p>730</text:p>
          </table:table-cell>
          <table:table-cell office:value-type="float" office:value="120.2954067" table:style-name="ce1">
            <text:p>120.2954067</text:p>
          </table:table-cell>
          <table:table-cell office:value-type="float" office:value="23.301524879999999" table:style-name="ce1">
            <text:p>23.3015248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後壁區</text:p>
          </table:table-cell>
          <table:table-cell office:value-type="float" office:value="731" table:style-name="ce1">
            <text:p>731</text:p>
          </table:table-cell>
          <table:table-cell office:value-type="float" office:value="120.3485081" table:style-name="ce1">
            <text:p>120.3485081</text:p>
          </table:table-cell>
          <table:table-cell office:value-type="float" office:value="23.362014779999999" table:style-name="ce1">
            <text:p>23.3620147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白河區</text:p>
          </table:table-cell>
          <table:table-cell office:value-type="float" office:value="732" table:style-name="ce1">
            <text:p>732</text:p>
          </table:table-cell>
          <table:table-cell office:value-type="float" office:value="120.45785650000001" table:style-name="ce1">
            <text:p>120.4578565</text:p>
          </table:table-cell>
          <table:table-cell office:value-type="float" office:value="23.351320680000001" table:style-name="ce1">
            <text:p>23.3513206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東山區</text:p>
          </table:table-cell>
          <table:table-cell office:value-type="float" office:value="733" table:style-name="ce1">
            <text:p>733</text:p>
          </table:table-cell>
          <table:table-cell office:value-type="float" office:value="120.4441211" table:style-name="ce1">
            <text:p>120.4441211</text:p>
          </table:table-cell>
          <table:table-cell office:value-type="float" office:value="23.2783187" table:style-name="ce1">
            <text:p>23.278318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六甲區</text:p>
          </table:table-cell>
          <table:table-cell office:value-type="float" office:value="734" table:style-name="ce1">
            <text:p>734</text:p>
          </table:table-cell>
          <table:table-cell office:value-type="float" office:value="120.38002590000001" table:style-name="ce1">
            <text:p>120.3800259</text:p>
          </table:table-cell>
          <table:table-cell office:value-type="float" office:value="23.2272672" table:style-name="ce1">
            <text:p>23.227267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下營區</text:p>
          </table:table-cell>
          <table:table-cell office:value-type="float" office:value="735" table:style-name="ce1">
            <text:p>735</text:p>
          </table:table-cell>
          <table:table-cell office:value-type="float" office:value="120.26484000000001" table:style-name="ce1">
            <text:p>120.26484</text:p>
          </table:table-cell>
          <table:table-cell office:value-type="float" office:value="23.23103978" table:style-name="ce1">
            <text:p>23.2310397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柳營區</text:p>
          </table:table-cell>
          <table:table-cell office:value-type="float" office:value="736" table:style-name="ce1">
            <text:p>736</text:p>
          </table:table-cell>
          <table:table-cell office:value-type="float" office:value="120.35492050000001" table:style-name="ce1">
            <text:p>120.3549205</text:p>
          </table:table-cell>
          <table:table-cell office:value-type="float" office:value="23.268870010000001" table:style-name="ce1">
            <text:p>23.2688700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鹽水區</text:p>
          </table:table-cell>
          <table:table-cell office:value-type="float" office:value="737" table:style-name="ce1">
            <text:p>737</text:p>
          </table:table-cell>
          <table:table-cell office:value-type="float" office:value="120.24829769999999" table:style-name="ce1">
            <text:p>120.2482977</text:p>
          </table:table-cell>
          <table:table-cell office:value-type="float" office:value="23.297986219999999" table:style-name="ce1">
            <text:p>23.2979862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善化區</text:p>
          </table:table-cell>
          <table:table-cell office:value-type="float" office:value="741" table:style-name="ce1">
            <text:p>741</text:p>
          </table:table-cell>
          <table:table-cell office:value-type="float" office:value="120.29882739999999" table:style-name="ce1">
            <text:p>120.2988274</text:p>
          </table:table-cell>
          <table:table-cell office:value-type="float" office:value="23.140310719999999" table:style-name="ce1">
            <text:p>23.1403107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大內區</text:p>
          </table:table-cell>
          <table:table-cell office:value-type="float" office:value="742" table:style-name="ce1">
            <text:p>742</text:p>
          </table:table-cell>
          <table:table-cell office:value-type="float" office:value="120.3988147" table:style-name="ce1">
            <text:p>120.3988147</text:p>
          </table:table-cell>
          <table:table-cell office:value-type="float" office:value="23.144821520000001" table:style-name="ce1">
            <text:p>23.1448215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山上區</text:p>
          </table:table-cell>
          <table:table-cell office:value-type="float" office:value="743" table:style-name="ce1">
            <text:p>743</text:p>
          </table:table-cell>
          <table:table-cell office:value-type="float" office:value="120.370977" table:style-name="ce1">
            <text:p>120.370977</text:p>
          </table:table-cell>
          <table:table-cell office:value-type="float" office:value="23.096893290000001" table:style-name="ce1">
            <text:p>23.0968932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新市區</text:p>
          </table:table-cell>
          <table:table-cell office:value-type="float" office:value="744" table:style-name="ce1">
            <text:p>744</text:p>
          </table:table-cell>
          <table:table-cell office:value-type="float" office:value="120.2923941" table:style-name="ce1">
            <text:p>120.2923941</text:p>
          </table:table-cell>
          <table:table-cell office:value-type="float" office:value="23.08319496" table:style-name="ce1">
            <text:p>23.0831949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南市安定區</text:p>
          </table:table-cell>
          <table:table-cell office:value-type="float" office:value="745" table:style-name="ce1">
            <text:p>745</text:p>
          </table:table-cell>
          <table:table-cell office:value-type="float" office:value="120.2296235" table:style-name="ce1">
            <text:p>120.2296235</text:p>
          </table:table-cell>
          <table:table-cell office:value-type="float" office:value="23.09974927" table:style-name="ce1">
            <text:p>23.0997492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新興區</text:p>
          </table:table-cell>
          <table:table-cell office:value-type="float" office:value="800" table:style-name="ce1">
            <text:p>800</text:p>
          </table:table-cell>
          <table:table-cell office:value-type="float" office:value="120.3067337" table:style-name="ce1">
            <text:p>120.3067337</text:p>
          </table:table-cell>
          <table:table-cell office:value-type="float" office:value="22.629929059999998" table:style-name="ce1">
            <text:p>22.6299290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前金區</text:p>
          </table:table-cell>
          <table:table-cell office:value-type="float" office:value="801" table:style-name="ce1">
            <text:p>801</text:p>
          </table:table-cell>
          <table:table-cell office:value-type="float" office:value="120.2944217" table:style-name="ce1">
            <text:p>120.2944217</text:p>
          </table:table-cell>
          <table:table-cell office:value-type="float" office:value="22.626990500000002" table:style-name="ce1">
            <text:p>22.626990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苓雅區</text:p>
          </table:table-cell>
          <table:table-cell office:value-type="float" office:value="802" table:style-name="ce1">
            <text:p>802</text:p>
          </table:table-cell>
          <table:table-cell office:value-type="float" office:value="120.32091029999999" table:style-name="ce1">
            <text:p>120.3209103</text:p>
          </table:table-cell>
          <table:table-cell office:value-type="float" office:value="22.623594480000001" table:style-name="ce1">
            <text:p>22.6235944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鹽埕區</text:p>
          </table:table-cell>
          <table:table-cell office:value-type="float" office:value="803" table:style-name="ce1">
            <text:p>803</text:p>
          </table:table-cell>
          <table:table-cell office:value-type="float" office:value="120.28423309999999" table:style-name="ce1">
            <text:p>120.2842331</text:p>
          </table:table-cell>
          <table:table-cell office:value-type="float" office:value="22.624245850000001" table:style-name="ce1">
            <text:p>22.6242458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鼓山區</text:p>
          </table:table-cell>
          <table:table-cell office:value-type="float" office:value="804" table:style-name="ce1">
            <text:p>804</text:p>
          </table:table-cell>
          <table:table-cell office:value-type="float" office:value="120.274163" table:style-name="ce1">
            <text:p>120.274163</text:p>
          </table:table-cell>
          <table:table-cell office:value-type="float" office:value="22.650195249999999" table:style-name="ce1">
            <text:p>22.6501952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旗津區</text:p>
          </table:table-cell>
          <table:table-cell office:value-type="float" office:value="805" table:style-name="ce1">
            <text:p>805</text:p>
          </table:table-cell>
          <table:table-cell office:value-type="float" office:value="120.2891539" table:style-name="ce1">
            <text:p>120.2891539</text:p>
          </table:table-cell>
          <table:table-cell office:value-type="float" office:value="22.58565583" table:style-name="ce1">
            <text:p>22.5856558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前鎮區</text:p>
          </table:table-cell>
          <table:table-cell office:value-type="float" office:value="806" table:style-name="ce1">
            <text:p>806</text:p>
          </table:table-cell>
          <table:table-cell office:value-type="float" office:value="120.3146749" table:style-name="ce1">
            <text:p>120.3146749</text:p>
          </table:table-cell>
          <table:table-cell office:value-type="float" office:value="22.59269724" table:style-name="ce1">
            <text:p>22.5926972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三民區</text:p>
          </table:table-cell>
          <table:table-cell office:value-type="float" office:value="807" table:style-name="ce1">
            <text:p>807</text:p>
          </table:table-cell>
          <table:table-cell office:value-type="float" office:value="120.31791870000001" table:style-name="ce1">
            <text:p>120.3179187</text:p>
          </table:table-cell>
          <table:table-cell office:value-type="float" office:value="22.649898830000001" table:style-name="ce1">
            <text:p>22.6498988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楠梓區</text:p>
          </table:table-cell>
          <table:table-cell office:value-type="float" office:value="811" table:style-name="ce1">
            <text:p>811</text:p>
          </table:table-cell>
          <table:table-cell office:value-type="float" office:value="120.300758" table:style-name="ce1">
            <text:p>120.300758</text:p>
          </table:table-cell>
          <table:table-cell office:value-type="float" office:value="22.72109961" table:style-name="ce1">
            <text:p>22.7210996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小港區</text:p>
          </table:table-cell>
          <table:table-cell office:value-type="float" office:value="812" table:style-name="ce1">
            <text:p>812</text:p>
          </table:table-cell>
          <table:table-cell office:value-type="float" office:value="120.3592605" table:style-name="ce1">
            <text:p>120.3592605</text:p>
          </table:table-cell>
          <table:table-cell office:value-type="float" office:value="22.551402070000002" table:style-name="ce1">
            <text:p>22.5514020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左營區</text:p>
          </table:table-cell>
          <table:table-cell office:value-type="float" office:value="813" table:style-name="ce1">
            <text:p>813</text:p>
          </table:table-cell>
          <table:table-cell office:value-type="float" office:value="120.2951588" table:style-name="ce1">
            <text:p>120.2951588</text:p>
          </table:table-cell>
          <table:table-cell office:value-type="float" office:value="22.683956989999999" table:style-name="ce1">
            <text:p>22.6839569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仁武區</text:p>
          </table:table-cell>
          <table:table-cell office:value-type="float" office:value="814" table:style-name="ce1">
            <text:p>814</text:p>
          </table:table-cell>
          <table:table-cell office:value-type="float" office:value="120.36052650000001" table:style-name="ce1">
            <text:p>120.3605265</text:p>
          </table:table-cell>
          <table:table-cell office:value-type="float" office:value="22.70120782" table:style-name="ce1">
            <text:p>22.7012078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大社區</text:p>
          </table:table-cell>
          <table:table-cell office:value-type="float" office:value="815" table:style-name="ce1">
            <text:p>815</text:p>
          </table:table-cell>
          <table:table-cell office:value-type="float" office:value="120.3707994" table:style-name="ce1">
            <text:p>120.3707994</text:p>
          </table:table-cell>
          <table:table-cell office:value-type="float" office:value="22.73983479" table:style-name="ce1">
            <text:p>22.7398347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南海諸島東沙群島</text:p>
          </table:table-cell>
          <table:table-cell office:value-type="float" office:value="817" table:style-name="ce1">
            <text:p>817</text:p>
          </table:table-cell>
          <table:table-cell office:value-type="float" office:value="116.90698399999999" table:style-name="ce1">
            <text:p>116.906984</text:p>
          </table:table-cell>
          <table:table-cell office:value-type="float" office:value="20.705842000000001" table:style-name="ce1">
            <text:p>20.70584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南海諸島南沙群島</text:p>
          </table:table-cell>
          <table:table-cell office:value-type="float" office:value="819" table:style-name="ce1">
            <text:p>819</text:p>
          </table:table-cell>
          <table:table-cell office:value-type="float" office:value="115.812406" table:style-name="ce1">
            <text:p>115.812406</text:p>
          </table:table-cell>
          <table:table-cell office:value-type="float" office:value="10.724232000000001" table:style-name="ce1">
            <text:p>10.72423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岡山區</text:p>
          </table:table-cell>
          <table:table-cell office:value-type="float" office:value="820" table:style-name="ce1">
            <text:p>820</text:p>
          </table:table-cell>
          <table:table-cell office:value-type="float" office:value="120.2978906" table:style-name="ce1">
            <text:p>120.2978906</text:p>
          </table:table-cell>
          <table:table-cell office:value-type="float" office:value="22.805058859999999" table:style-name="ce1">
            <text:p>22.8050588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路竹區</text:p>
          </table:table-cell>
          <table:table-cell office:value-type="float" office:value="821" table:style-name="ce1">
            <text:p>821</text:p>
          </table:table-cell>
          <table:table-cell office:value-type="float" office:value="120.2659871" table:style-name="ce1">
            <text:p>120.2659871</text:p>
          </table:table-cell>
          <table:table-cell office:value-type="float" office:value="22.85724171" table:style-name="ce1">
            <text:p>22.8572417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阿蓮區</text:p>
          </table:table-cell>
          <table:table-cell office:value-type="float" office:value="822" table:style-name="ce1">
            <text:p>822</text:p>
          </table:table-cell>
          <table:table-cell office:value-type="float" office:value="120.3210967" table:style-name="ce1">
            <text:p>120.3210967</text:p>
          </table:table-cell>
          <table:table-cell office:value-type="float" office:value="22.870228829999999" table:style-name="ce1">
            <text:p>22.8702288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田寮區</text:p>
          </table:table-cell>
          <table:table-cell office:value-type="float" office:value="823" table:style-name="ce1">
            <text:p>823</text:p>
          </table:table-cell>
          <table:table-cell office:value-type="float" office:value="120.3959842" table:style-name="ce1">
            <text:p>120.3959842</text:p>
          </table:table-cell>
          <table:table-cell office:value-type="float" office:value="22.863943070000001" table:style-name="ce1">
            <text:p>22.8639430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燕巢區</text:p>
          </table:table-cell>
          <table:table-cell office:value-type="float" office:value="824" table:style-name="ce1">
            <text:p>824</text:p>
          </table:table-cell>
          <table:table-cell office:value-type="float" office:value="120.37079900000001" table:style-name="ce1">
            <text:p>120.370799</text:p>
          </table:table-cell>
          <table:table-cell office:value-type="float" office:value="22.787696260000001" table:style-name="ce1">
            <text:p>22.7876962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橋頭區</text:p>
          </table:table-cell>
          <table:table-cell office:value-type="float" office:value="825" table:style-name="ce1">
            <text:p>825</text:p>
          </table:table-cell>
          <table:table-cell office:value-type="float" office:value="120.3006534" table:style-name="ce1">
            <text:p>120.3006534</text:p>
          </table:table-cell>
          <table:table-cell office:value-type="float" office:value="22.752523979999999" table:style-name="ce1">
            <text:p>22.7525239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梓官區</text:p>
          </table:table-cell>
          <table:table-cell office:value-type="float" office:value="826" table:style-name="ce1">
            <text:p>826</text:p>
          </table:table-cell>
          <table:table-cell office:value-type="float" office:value="120.25939889999999" table:style-name="ce1">
            <text:p>120.2593989</text:p>
          </table:table-cell>
          <table:table-cell office:value-type="float" office:value="22.748208999999999" table:style-name="ce1">
            <text:p>22.74820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彌陀區</text:p>
          </table:table-cell>
          <table:table-cell office:value-type="float" office:value="827" table:style-name="ce1">
            <text:p>827</text:p>
          </table:table-cell>
          <table:table-cell office:value-type="float" office:value="120.2394571" table:style-name="ce1">
            <text:p>120.2394571</text:p>
          </table:table-cell>
          <table:table-cell office:value-type="float" office:value="22.779445280000001" table:style-name="ce1">
            <text:p>22.7794452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永安區</text:p>
          </table:table-cell>
          <table:table-cell office:value-type="float" office:value="828" table:style-name="ce1">
            <text:p>828</text:p>
          </table:table-cell>
          <table:table-cell office:value-type="float" office:value="120.22805099999999" table:style-name="ce1">
            <text:p>120.228051</text:p>
          </table:table-cell>
          <table:table-cell office:value-type="float" office:value="22.822245850000002" table:style-name="ce1">
            <text:p>22.8222458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湖內區</text:p>
          </table:table-cell>
          <table:table-cell office:value-type="float" office:value="829" table:style-name="ce1">
            <text:p>829</text:p>
          </table:table-cell>
          <table:table-cell office:value-type="float" office:value="120.2259375" table:style-name="ce1">
            <text:p>120.2259375</text:p>
          </table:table-cell>
          <table:table-cell office:value-type="float" office:value="22.893249520000001" table:style-name="ce1">
            <text:p>22.8932495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鳳山區</text:p>
          </table:table-cell>
          <table:table-cell office:value-type="float" office:value="830" table:style-name="ce1">
            <text:p>830</text:p>
          </table:table-cell>
          <table:table-cell office:value-type="float" office:value="120.3554359" table:style-name="ce1">
            <text:p>120.3554359</text:p>
          </table:table-cell>
          <table:table-cell office:value-type="float" office:value="22.61379251" table:style-name="ce1">
            <text:p>22.6137925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大寮區</text:p>
          </table:table-cell>
          <table:table-cell office:value-type="float" office:value="831" table:style-name="ce1">
            <text:p>831</text:p>
          </table:table-cell>
          <table:table-cell office:value-type="float" office:value="120.4111468" table:style-name="ce1">
            <text:p>120.4111468</text:p>
          </table:table-cell>
          <table:table-cell office:value-type="float" office:value="22.59283576" table:style-name="ce1">
            <text:p>22.5928357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林園區</text:p>
          </table:table-cell>
          <table:table-cell office:value-type="float" office:value="832" table:style-name="ce1">
            <text:p>832</text:p>
          </table:table-cell>
          <table:table-cell office:value-type="float" office:value="120.399052" table:style-name="ce1">
            <text:p>120.399052</text:p>
          </table:table-cell>
          <table:table-cell office:value-type="float" office:value="22.508137430000001" table:style-name="ce1">
            <text:p>22.5081374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鳥松區</text:p>
          </table:table-cell>
          <table:table-cell office:value-type="float" office:value="833" table:style-name="ce1">
            <text:p>833</text:p>
          </table:table-cell>
          <table:table-cell office:value-type="float" office:value="120.37277829999999" table:style-name="ce1">
            <text:p>120.3727783</text:p>
          </table:table-cell>
          <table:table-cell office:value-type="float" office:value="22.662493019999999" table:style-name="ce1">
            <text:p>22.6624930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大樹區</text:p>
          </table:table-cell>
          <table:table-cell office:value-type="float" office:value="840" table:style-name="ce1">
            <text:p>840</text:p>
          </table:table-cell>
          <table:table-cell office:value-type="float" office:value="120.42540700000001" table:style-name="ce1">
            <text:p>120.425407</text:p>
          </table:table-cell>
          <table:table-cell office:value-type="float" office:value="22.711003640000001" table:style-name="ce1">
            <text:p>22.7110036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旗山區</text:p>
          </table:table-cell>
          <table:table-cell office:value-type="float" office:value="842" table:style-name="ce1">
            <text:p>842</text:p>
          </table:table-cell>
          <table:table-cell office:value-type="float" office:value="120.4754554" table:style-name="ce1">
            <text:p>120.4754554</text:p>
          </table:table-cell>
          <table:table-cell office:value-type="float" office:value="22.864970329999998" table:style-name="ce1">
            <text:p>22.8649703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美濃區</text:p>
          </table:table-cell>
          <table:table-cell office:value-type="float" office:value="843" table:style-name="ce1">
            <text:p>843</text:p>
          </table:table-cell>
          <table:table-cell office:value-type="float" office:value="120.5634635" table:style-name="ce1">
            <text:p>120.5634635</text:p>
          </table:table-cell>
          <table:table-cell office:value-type="float" office:value="22.900055290000001" table:style-name="ce1">
            <text:p>22.9000552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六龜區</text:p>
          </table:table-cell>
          <table:table-cell office:value-type="float" office:value="844" table:style-name="ce1">
            <text:p>844</text:p>
          </table:table-cell>
          <table:table-cell office:value-type="float" office:value="120.6585635" table:style-name="ce1">
            <text:p>120.6585635</text:p>
          </table:table-cell>
          <table:table-cell office:value-type="float" office:value="23.01195426" table:style-name="ce1">
            <text:p>23.0119542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內門區</text:p>
          </table:table-cell>
          <table:table-cell office:value-type="float" office:value="845" table:style-name="ce1">
            <text:p>845</text:p>
          </table:table-cell>
          <table:table-cell office:value-type="float" office:value="120.4719272" table:style-name="ce1">
            <text:p>120.4719272</text:p>
          </table:table-cell>
          <table:table-cell office:value-type="float" office:value="22.95668817" table:style-name="ce1">
            <text:p>22.9566881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杉林區</text:p>
          </table:table-cell>
          <table:table-cell office:value-type="float" office:value="846" table:style-name="ce1">
            <text:p>846</text:p>
          </table:table-cell>
          <table:table-cell office:value-type="float" office:value="120.56219710000001" table:style-name="ce1">
            <text:p>120.5621971</text:p>
          </table:table-cell>
          <table:table-cell office:value-type="float" office:value="22.996946810000001" table:style-name="ce1">
            <text:p>22.9969468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甲仙區</text:p>
          </table:table-cell>
          <table:table-cell office:value-type="float" office:value="847" table:style-name="ce1">
            <text:p>847</text:p>
          </table:table-cell>
          <table:table-cell office:value-type="float" office:value="120.6232895" table:style-name="ce1">
            <text:p>120.6232895</text:p>
          </table:table-cell>
          <table:table-cell office:value-type="float" office:value="23.11654995" table:style-name="ce1">
            <text:p>23.1165499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桃源區</text:p>
          </table:table-cell>
          <table:table-cell office:value-type="float" office:value="848" table:style-name="ce1">
            <text:p>848</text:p>
          </table:table-cell>
          <table:table-cell office:value-type="float" office:value="120.8523383" table:style-name="ce1">
            <text:p>120.8523383</text:p>
          </table:table-cell>
          <table:table-cell office:value-type="float" office:value="23.224945900000002" table:style-name="ce1">
            <text:p>23.224945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那瑪夏區</text:p>
          </table:table-cell>
          <table:table-cell office:value-type="float" office:value="849" table:style-name="ce1">
            <text:p>849</text:p>
          </table:table-cell>
          <table:table-cell office:value-type="float" office:value="120.741944" table:style-name="ce1">
            <text:p>120.741944</text:p>
          </table:table-cell>
          <table:table-cell office:value-type="float" office:value="23.275008" table:style-name="ce1">
            <text:p>23.27500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茂林區</text:p>
          </table:table-cell>
          <table:table-cell office:value-type="float" office:value="851" table:style-name="ce1">
            <text:p>851</text:p>
          </table:table-cell>
          <table:table-cell office:value-type="float" office:value="120.75238400000001" table:style-name="ce1">
            <text:p>120.752384</text:p>
          </table:table-cell>
          <table:table-cell office:value-type="float" office:value="22.919932559999999" table:style-name="ce1">
            <text:p>22.9199325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高雄市茄萣區</text:p>
          </table:table-cell>
          <table:table-cell office:value-type="float" office:value="852" table:style-name="ce1">
            <text:p>852</text:p>
          </table:table-cell>
          <table:table-cell office:value-type="float" office:value="120.1980519" table:style-name="ce1">
            <text:p>120.1980519</text:p>
          </table:table-cell>
          <table:table-cell office:value-type="float" office:value="22.88241399" table:style-name="ce1">
            <text:p>22.8824139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澎湖縣馬公市</text:p>
          </table:table-cell>
          <table:table-cell office:value-type="float" office:value="880" table:style-name="ce1">
            <text:p>880</text:p>
          </table:table-cell>
          <table:table-cell office:value-type="float" office:value="119.59233999999999" table:style-name="ce1">
            <text:p>119.59234</text:p>
          </table:table-cell>
          <table:table-cell office:value-type="float" office:value="23.555340000000001" table:style-name="ce1">
            <text:p>23.5553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澎湖縣西嶼鄉</text:p>
          </table:table-cell>
          <table:table-cell office:value-type="float" office:value="881" table:style-name="ce1">
            <text:p>881</text:p>
          </table:table-cell>
          <table:table-cell office:value-type="float" office:value="119.50783" table:style-name="ce1">
            <text:p>119.50783</text:p>
          </table:table-cell>
          <table:table-cell office:value-type="float" office:value="23.59975" table:style-name="ce1">
            <text:p>23.5997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澎湖縣望安鄉</text:p>
          </table:table-cell>
          <table:table-cell office:value-type="float" office:value="882" table:style-name="ce1">
            <text:p>882</text:p>
          </table:table-cell>
          <table:table-cell office:value-type="float" office:value="119.50406" table:style-name="ce1">
            <text:p>119.50406</text:p>
          </table:table-cell>
          <table:table-cell office:value-type="float" office:value="23.369039999999998" table:style-name="ce1">
            <text:p>23.3690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澎湖縣七美鄉</text:p>
          </table:table-cell>
          <table:table-cell office:value-type="float" office:value="883" table:style-name="ce1">
            <text:p>883</text:p>
          </table:table-cell>
          <table:table-cell office:value-type="float" office:value="119.43393" table:style-name="ce1">
            <text:p>119.43393</text:p>
          </table:table-cell>
          <table:table-cell office:value-type="float" office:value="23.201080000000001" table:style-name="ce1">
            <text:p>23.2010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澎湖縣白沙鄉</text:p>
          </table:table-cell>
          <table:table-cell office:value-type="float" office:value="884" table:style-name="ce1">
            <text:p>884</text:p>
          </table:table-cell>
          <table:table-cell office:value-type="float" office:value="119.59251" table:style-name="ce1">
            <text:p>119.59251</text:p>
          </table:table-cell>
          <table:table-cell office:value-type="float" office:value="23.641780000000001" table:style-name="ce1">
            <text:p>23.6417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澎湖縣湖西鄉</text:p>
          </table:table-cell>
          <table:table-cell office:value-type="float" office:value="885" table:style-name="ce1">
            <text:p>885</text:p>
          </table:table-cell>
          <table:table-cell office:value-type="float" office:value="119.64462" table:style-name="ce1">
            <text:p>119.64462</text:p>
          </table:table-cell>
          <table:table-cell office:value-type="float" office:value="23.573640000000001" table:style-name="ce1">
            <text:p>23.5736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金門縣金沙鎮</text:p>
          </table:table-cell>
          <table:table-cell office:value-type="float" office:value="890" table:style-name="ce1">
            <text:p>890</text:p>
          </table:table-cell>
          <table:table-cell office:value-type="float" office:value="118.40841" table:style-name="ce1">
            <text:p>118.40841</text:p>
          </table:table-cell>
          <table:table-cell office:value-type="float" office:value="24.458649999999999" table:style-name="ce1">
            <text:p>24.4586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金門縣金湖鎮</text:p>
          </table:table-cell>
          <table:table-cell office:value-type="float" office:value="891" table:style-name="ce1">
            <text:p>891</text:p>
          </table:table-cell>
          <table:table-cell office:value-type="float" office:value="118.40373" table:style-name="ce1">
            <text:p>118.40373</text:p>
          </table:table-cell>
          <table:table-cell office:value-type="float" office:value="24.414960000000001" table:style-name="ce1">
            <text:p>24.4149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金門縣金寧鄉</text:p>
          </table:table-cell>
          <table:table-cell office:value-type="float" office:value="892" table:style-name="ce1">
            <text:p>892</text:p>
          </table:table-cell>
          <table:table-cell office:value-type="float" office:value="118.31704999999999" table:style-name="ce1">
            <text:p>118.31705</text:p>
          </table:table-cell>
          <table:table-cell office:value-type="float" office:value="24.42482" table:style-name="ce1">
            <text:p>24.4248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金門縣金城鎮</text:p>
          </table:table-cell>
          <table:table-cell office:value-type="float" office:value="893" table:style-name="ce1">
            <text:p>893</text:p>
          </table:table-cell>
          <table:table-cell office:value-type="float" office:value="118.30128000000001" table:style-name="ce1">
            <text:p>118.30128</text:p>
          </table:table-cell>
          <table:table-cell office:value-type="float" office:value="24.38402" table:style-name="ce1">
            <text:p>24.3840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金門縣烈嶼鄉</text:p>
          </table:table-cell>
          <table:table-cell office:value-type="float" office:value="894" table:style-name="ce1">
            <text:p>894</text:p>
          </table:table-cell>
          <table:table-cell office:value-type="float" office:value="118.22789" table:style-name="ce1">
            <text:p>118.22789</text:p>
          </table:table-cell>
          <table:table-cell office:value-type="float" office:value="24.40166" table:style-name="ce1">
            <text:p>24.4016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金門縣烏坵鄉</text:p>
          </table:table-cell>
          <table:table-cell office:value-type="float" office:value="896" table:style-name="ce1">
            <text:p>896</text:p>
          </table:table-cell>
          <table:table-cell office:value-type="float" office:value="119.452738" table:style-name="ce1">
            <text:p>119.452738</text:p>
          </table:table-cell>
          <table:table-cell office:value-type="float" office:value="24.992338" table:style-name="ce1">
            <text:p>24.99233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屏東市</text:p>
          </table:table-cell>
          <table:table-cell office:value-type="float" office:value="900" table:style-name="ce1">
            <text:p>900</text:p>
          </table:table-cell>
          <table:table-cell office:value-type="float" office:value="120.4799948" table:style-name="ce1">
            <text:p>120.4799948</text:p>
          </table:table-cell>
          <table:table-cell office:value-type="float" office:value="22.664737500000001" table:style-name="ce1">
            <text:p>22.664737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三地門鄉</text:p>
          </table:table-cell>
          <table:table-cell office:value-type="float" office:value="901" table:style-name="ce1">
            <text:p>901</text:p>
          </table:table-cell>
          <table:table-cell office:value-type="float" office:value="120.6865219" table:style-name="ce1">
            <text:p>120.6865219</text:p>
          </table:table-cell>
          <table:table-cell office:value-type="float" office:value="22.797868470000001" table:style-name="ce1">
            <text:p>22.7978684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霧臺鄉</text:p>
          </table:table-cell>
          <table:table-cell office:value-type="float" office:value="902" table:style-name="ce1">
            <text:p>902</text:p>
          </table:table-cell>
          <table:table-cell office:value-type="float" office:value="120.8008099" table:style-name="ce1">
            <text:p>120.8008099</text:p>
          </table:table-cell>
          <table:table-cell office:value-type="float" office:value="22.759904779999999" table:style-name="ce1">
            <text:p>22.7599047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瑪家鄉</text:p>
          </table:table-cell>
          <table:table-cell office:value-type="float" office:value="903" table:style-name="ce1">
            <text:p>903</text:p>
          </table:table-cell>
          <table:table-cell office:value-type="float" office:value="120.67992390000001" table:style-name="ce1">
            <text:p>120.6799239</text:p>
          </table:table-cell>
          <table:table-cell office:value-type="float" office:value="22.67107764" table:style-name="ce1">
            <text:p>22.6710776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九如鄉</text:p>
          </table:table-cell>
          <table:table-cell office:value-type="float" office:value="904" table:style-name="ce1">
            <text:p>904</text:p>
          </table:table-cell>
          <table:table-cell office:value-type="float" office:value="120.48450440000001" table:style-name="ce1">
            <text:p>120.4845044</text:p>
          </table:table-cell>
          <table:table-cell office:value-type="float" office:value="22.731667699999999" table:style-name="ce1">
            <text:p>22.731667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里港鄉</text:p>
          </table:table-cell>
          <table:table-cell office:value-type="float" office:value="905" table:style-name="ce1">
            <text:p>905</text:p>
          </table:table-cell>
          <table:table-cell office:value-type="float" office:value="120.5061276" table:style-name="ce1">
            <text:p>120.5061276</text:p>
          </table:table-cell>
          <table:table-cell office:value-type="float" office:value="22.798548310000001" table:style-name="ce1">
            <text:p>22.7985483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高樹鄉</text:p>
          </table:table-cell>
          <table:table-cell office:value-type="float" office:value="906" table:style-name="ce1">
            <text:p>906</text:p>
          </table:table-cell>
          <table:table-cell office:value-type="float" office:value="120.6017678" table:style-name="ce1">
            <text:p>120.6017678</text:p>
          </table:table-cell>
          <table:table-cell office:value-type="float" office:value="22.809920219999999" table:style-name="ce1">
            <text:p>22.8099202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鹽埔鄉</text:p>
          </table:table-cell>
          <table:table-cell office:value-type="float" office:value="907" table:style-name="ce1">
            <text:p>907</text:p>
          </table:table-cell>
          <table:table-cell office:value-type="float" office:value="120.5693941" table:style-name="ce1">
            <text:p>120.5693941</text:p>
          </table:table-cell>
          <table:table-cell office:value-type="float" office:value="22.742536359999999" table:style-name="ce1">
            <text:p>22.7425363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長治鄉</text:p>
          </table:table-cell>
          <table:table-cell office:value-type="float" office:value="908" table:style-name="ce1">
            <text:p>908</text:p>
          </table:table-cell>
          <table:table-cell office:value-type="float" office:value="120.55597899999999" table:style-name="ce1">
            <text:p>120.555979</text:p>
          </table:table-cell>
          <table:table-cell office:value-type="float" office:value="22.694549519999999" table:style-name="ce1">
            <text:p>22.6945495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麟洛鄉</text:p>
          </table:table-cell>
          <table:table-cell office:value-type="float" office:value="909" table:style-name="ce1">
            <text:p>909</text:p>
          </table:table-cell>
          <table:table-cell office:value-type="float" office:value="120.5299693" table:style-name="ce1">
            <text:p>120.5299693</text:p>
          </table:table-cell>
          <table:table-cell office:value-type="float" office:value="22.648763670000001" table:style-name="ce1">
            <text:p>22.6487636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竹田鄉</text:p>
          </table:table-cell>
          <table:table-cell office:value-type="float" office:value="911" table:style-name="ce1">
            <text:p>911</text:p>
          </table:table-cell>
          <table:table-cell office:value-type="float" office:value="120.5266379" table:style-name="ce1">
            <text:p>120.5266379</text:p>
          </table:table-cell>
          <table:table-cell office:value-type="float" office:value="22.588556359999998" table:style-name="ce1">
            <text:p>22.5885563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內埔鄉</text:p>
          </table:table-cell>
          <table:table-cell office:value-type="float" office:value="912" table:style-name="ce1">
            <text:p>912</text:p>
          </table:table-cell>
          <table:table-cell office:value-type="float" office:value="120.5888222" table:style-name="ce1">
            <text:p>120.5888222</text:p>
          </table:table-cell>
          <table:table-cell office:value-type="float" office:value="22.651169329999998" table:style-name="ce1">
            <text:p>22.6511693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萬丹鄉</text:p>
          </table:table-cell>
          <table:table-cell office:value-type="float" office:value="913" table:style-name="ce1">
            <text:p>913</text:p>
          </table:table-cell>
          <table:table-cell office:value-type="float" office:value="120.4766188" table:style-name="ce1">
            <text:p>120.4766188</text:p>
          </table:table-cell>
          <table:table-cell office:value-type="float" office:value="22.588495470000002" table:style-name="ce1">
            <text:p>22.5884954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潮州鎮</text:p>
          </table:table-cell>
          <table:table-cell office:value-type="float" office:value="920" table:style-name="ce1">
            <text:p>920</text:p>
          </table:table-cell>
          <table:table-cell office:value-type="float" office:value="120.55680630000001" table:style-name="ce1">
            <text:p>120.5568063</text:p>
          </table:table-cell>
          <table:table-cell office:value-type="float" office:value="22.536429470000002" table:style-name="ce1">
            <text:p>22.5364294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泰武鄉</text:p>
          </table:table-cell>
          <table:table-cell office:value-type="float" office:value="921" table:style-name="ce1">
            <text:p>921</text:p>
          </table:table-cell>
          <table:table-cell office:value-type="float" office:value="120.6917929" table:style-name="ce1">
            <text:p>120.6917929</text:p>
          </table:table-cell>
          <table:table-cell office:value-type="float" office:value="22.60408477" table:style-name="ce1">
            <text:p>22.6040847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來義鄉</text:p>
          </table:table-cell>
          <table:table-cell office:value-type="float" office:value="922" table:style-name="ce1">
            <text:p>922</text:p>
          </table:table-cell>
          <table:table-cell office:value-type="float" office:value="120.6857232" table:style-name="ce1">
            <text:p>120.6857232</text:p>
          </table:table-cell>
          <table:table-cell office:value-type="float" office:value="22.501572060000001" table:style-name="ce1">
            <text:p>22.5015720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萬巒鄉</text:p>
          </table:table-cell>
          <table:table-cell office:value-type="float" office:value="923" table:style-name="ce1">
            <text:p>923</text:p>
          </table:table-cell>
          <table:table-cell office:value-type="float" office:value="120.601817" table:style-name="ce1">
            <text:p>120.601817</text:p>
          </table:table-cell>
          <table:table-cell office:value-type="float" office:value="22.582334589999999" table:style-name="ce1">
            <text:p>22.5823345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崁頂鄉</text:p>
          </table:table-cell>
          <table:table-cell office:value-type="float" office:value="924" table:style-name="ce1">
            <text:p>924</text:p>
          </table:table-cell>
          <table:table-cell office:value-type="float" office:value="120.50065979999999" table:style-name="ce1">
            <text:p>120.5006598</text:p>
          </table:table-cell>
          <table:table-cell office:value-type="float" office:value="22.515281510000001" table:style-name="ce1">
            <text:p>22.5152815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新埤鄉</text:p>
          </table:table-cell>
          <table:table-cell office:value-type="float" office:value="925" table:style-name="ce1">
            <text:p>925</text:p>
          </table:table-cell>
          <table:table-cell office:value-type="float" office:value="120.5846257" table:style-name="ce1">
            <text:p>120.5846257</text:p>
          </table:table-cell>
          <table:table-cell office:value-type="float" office:value="22.48676279" table:style-name="ce1">
            <text:p>22.4867627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南州鄉</text:p>
          </table:table-cell>
          <table:table-cell office:value-type="float" office:value="926" table:style-name="ce1">
            <text:p>926</text:p>
          </table:table-cell>
          <table:table-cell office:value-type="float" office:value="120.5180561" table:style-name="ce1">
            <text:p>120.5180561</text:p>
          </table:table-cell>
          <table:table-cell office:value-type="float" office:value="22.479807040000001" table:style-name="ce1">
            <text:p>22.4798070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林邊鄉</text:p>
          </table:table-cell>
          <table:table-cell office:value-type="float" office:value="927" table:style-name="ce1">
            <text:p>927</text:p>
          </table:table-cell>
          <table:table-cell office:value-type="float" office:value="120.51250949999999" table:style-name="ce1">
            <text:p>120.5125095</text:p>
          </table:table-cell>
          <table:table-cell office:value-type="float" office:value="22.441421009999999" table:style-name="ce1">
            <text:p>22.4414210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東港鎮</text:p>
          </table:table-cell>
          <table:table-cell office:value-type="float" office:value="928" table:style-name="ce1">
            <text:p>928</text:p>
          </table:table-cell>
          <table:table-cell office:value-type="float" office:value="120.4751333" table:style-name="ce1">
            <text:p>120.4751333</text:p>
          </table:table-cell>
          <table:table-cell office:value-type="float" office:value="22.46265635" table:style-name="ce1">
            <text:p>22.4626563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琉球鄉</text:p>
          </table:table-cell>
          <table:table-cell office:value-type="float" office:value="929" table:style-name="ce1">
            <text:p>929</text:p>
          </table:table-cell>
          <table:table-cell office:value-type="float" office:value="120.3710466" table:style-name="ce1">
            <text:p>120.3710466</text:p>
          </table:table-cell>
          <table:table-cell office:value-type="float" office:value="22.340002779999999" table:style-name="ce1">
            <text:p>22.3400027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佳冬鄉</text:p>
          </table:table-cell>
          <table:table-cell office:value-type="float" office:value="931" table:style-name="ce1">
            <text:p>931</text:p>
          </table:table-cell>
          <table:table-cell office:value-type="float" office:value="120.54761240000001" table:style-name="ce1">
            <text:p>120.5476124</text:p>
          </table:table-cell>
          <table:table-cell office:value-type="float" office:value="22.429806240000001" table:style-name="ce1">
            <text:p>22.4298062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新園鄉</text:p>
          </table:table-cell>
          <table:table-cell office:value-type="float" office:value="932" table:style-name="ce1">
            <text:p>932</text:p>
          </table:table-cell>
          <table:table-cell office:value-type="float" office:value="120.4501429" table:style-name="ce1">
            <text:p>120.4501429</text:p>
          </table:table-cell>
          <table:table-cell office:value-type="float" office:value="22.517190299999999" table:style-name="ce1">
            <text:p>22.517190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枋寮鄉</text:p>
          </table:table-cell>
          <table:table-cell office:value-type="float" office:value="940" table:style-name="ce1">
            <text:p>940</text:p>
          </table:table-cell>
          <table:table-cell office:value-type="float" office:value="120.5975845" table:style-name="ce1">
            <text:p>120.5975845</text:p>
          </table:table-cell>
          <table:table-cell office:value-type="float" office:value="22.403341990000001" table:style-name="ce1">
            <text:p>22.4033419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枋山鄉</text:p>
          </table:table-cell>
          <table:table-cell office:value-type="float" office:value="941" table:style-name="ce1">
            <text:p>941</text:p>
          </table:table-cell>
          <table:table-cell office:value-type="float" office:value="120.6567673" table:style-name="ce1">
            <text:p>120.6567673</text:p>
          </table:table-cell>
          <table:table-cell office:value-type="float" office:value="22.270869619999999" table:style-name="ce1">
            <text:p>22.2708696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春日鄉</text:p>
          </table:table-cell>
          <table:table-cell office:value-type="float" office:value="942" table:style-name="ce1">
            <text:p>942</text:p>
          </table:table-cell>
          <table:table-cell office:value-type="float" office:value="120.69757989999999" table:style-name="ce1">
            <text:p>120.6975799</text:p>
          </table:table-cell>
          <table:table-cell office:value-type="float" office:value="22.403997539999999" table:style-name="ce1">
            <text:p>22.4039975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獅子鄉</text:p>
          </table:table-cell>
          <table:table-cell office:value-type="float" office:value="943" table:style-name="ce1">
            <text:p>943</text:p>
          </table:table-cell>
          <table:table-cell office:value-type="float" office:value="120.7356454" table:style-name="ce1">
            <text:p>120.7356454</text:p>
          </table:table-cell>
          <table:table-cell office:value-type="float" office:value="22.26084921" table:style-name="ce1">
            <text:p>22.2608492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車城鄉</text:p>
          </table:table-cell>
          <table:table-cell office:value-type="float" office:value="944" table:style-name="ce1">
            <text:p>944</text:p>
          </table:table-cell>
          <table:table-cell office:value-type="float" office:value="120.7432633" table:style-name="ce1">
            <text:p>120.7432633</text:p>
          </table:table-cell>
          <table:table-cell office:value-type="float" office:value="22.079156170000001" table:style-name="ce1">
            <text:p>22.0791561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牡丹鄉</text:p>
          </table:table-cell>
          <table:table-cell office:value-type="float" office:value="945" table:style-name="ce1">
            <text:p>945</text:p>
          </table:table-cell>
          <table:table-cell office:value-type="float" office:value="120.8173609" table:style-name="ce1">
            <text:p>120.8173609</text:p>
          </table:table-cell>
          <table:table-cell office:value-type="float" office:value="22.155528589999999" table:style-name="ce1">
            <text:p>22.1555285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恆春鎮</text:p>
          </table:table-cell>
          <table:table-cell office:value-type="float" office:value="946" table:style-name="ce1">
            <text:p>946</text:p>
          </table:table-cell>
          <table:table-cell office:value-type="float" office:value="120.76325370000001" table:style-name="ce1">
            <text:p>120.7632537</text:p>
          </table:table-cell>
          <table:table-cell office:value-type="float" office:value="21.985316449999999" table:style-name="ce1">
            <text:p>21.9853164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屏東縣滿州鄉</text:p>
          </table:table-cell>
          <table:table-cell office:value-type="float" office:value="947" table:style-name="ce1">
            <text:p>947</text:p>
          </table:table-cell>
          <table:table-cell office:value-type="float" office:value="120.84356750000001" table:style-name="ce1">
            <text:p>120.8435675</text:p>
          </table:table-cell>
          <table:table-cell office:value-type="float" office:value="22.049300150000001" table:style-name="ce1">
            <text:p>22.0493001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東縣臺東市</text:p>
          </table:table-cell>
          <table:table-cell office:value-type="float" office:value="950" table:style-name="ce1">
            <text:p>950</text:p>
          </table:table-cell>
          <table:table-cell office:value-type="float" office:value="121.11036470000001" table:style-name="ce1">
            <text:p>121.1103647</text:p>
          </table:table-cell>
          <table:table-cell office:value-type="float" office:value="22.751657210000001" table:style-name="ce1">
            <text:p>22.7516572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東縣綠島鄉</text:p>
          </table:table-cell>
          <table:table-cell office:value-type="float" office:value="951" table:style-name="ce1">
            <text:p>951</text:p>
          </table:table-cell>
          <table:table-cell office:value-type="float" office:value="121.49019509999999" table:style-name="ce1">
            <text:p>121.4901951</text:p>
          </table:table-cell>
          <table:table-cell office:value-type="float" office:value="22.660175370000001" table:style-name="ce1">
            <text:p>22.6601753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東縣蘭嶼鄉</text:p>
          </table:table-cell>
          <table:table-cell office:value-type="float" office:value="952" table:style-name="ce1">
            <text:p>952</text:p>
          </table:table-cell>
          <table:table-cell office:value-type="float" office:value="121.55083279999999" table:style-name="ce1">
            <text:p>121.5508328</text:p>
          </table:table-cell>
          <table:table-cell office:value-type="float" office:value="22.046168349999999" table:style-name="ce1">
            <text:p>22.0461683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東縣延平鄉</text:p>
          </table:table-cell>
          <table:table-cell office:value-type="float" office:value="953" table:style-name="ce1">
            <text:p>953</text:p>
          </table:table-cell>
          <table:table-cell office:value-type="float" office:value="120.9831902" table:style-name="ce1">
            <text:p>120.9831902</text:p>
          </table:table-cell>
          <table:table-cell office:value-type="float" office:value="22.903431739999998" table:style-name="ce1">
            <text:p>22.9034317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東縣卑南鄉</text:p>
          </table:table-cell>
          <table:table-cell office:value-type="float" office:value="954" table:style-name="ce1">
            <text:p>954</text:p>
          </table:table-cell>
          <table:table-cell office:value-type="float" office:value="121.0015521" table:style-name="ce1">
            <text:p>121.0015521</text:p>
          </table:table-cell>
          <table:table-cell office:value-type="float" office:value="22.764944530000001" table:style-name="ce1">
            <text:p>22.76494453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東縣鹿野鄉</text:p>
          </table:table-cell>
          <table:table-cell office:value-type="float" office:value="955" table:style-name="ce1">
            <text:p>955</text:p>
          </table:table-cell>
          <table:table-cell office:value-type="float" office:value="121.1560376" table:style-name="ce1">
            <text:p>121.1560376</text:p>
          </table:table-cell>
          <table:table-cell office:value-type="float" office:value="22.951256659999999" table:style-name="ce1">
            <text:p>22.9512566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東縣關山鎮</text:p>
          </table:table-cell>
          <table:table-cell office:value-type="float" office:value="956" table:style-name="ce1">
            <text:p>956</text:p>
          </table:table-cell>
          <table:table-cell office:value-type="float" office:value="121.1766197" table:style-name="ce1">
            <text:p>121.1766197</text:p>
          </table:table-cell>
          <table:table-cell office:value-type="float" office:value="23.037806839999998" table:style-name="ce1">
            <text:p>23.0378068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東縣海端鄉</text:p>
          </table:table-cell>
          <table:table-cell office:value-type="float" office:value="957" table:style-name="ce1">
            <text:p>957</text:p>
          </table:table-cell>
          <table:table-cell office:value-type="float" office:value="121.0175672" table:style-name="ce1">
            <text:p>121.0175672</text:p>
          </table:table-cell>
          <table:table-cell office:value-type="float" office:value="23.11478528" table:style-name="ce1">
            <text:p>23.1147852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東縣池上鄉</text:p>
          </table:table-cell>
          <table:table-cell office:value-type="float" office:value="958" table:style-name="ce1">
            <text:p>958</text:p>
          </table:table-cell>
          <table:table-cell office:value-type="float" office:value="121.2184501" table:style-name="ce1">
            <text:p>121.2184501</text:p>
          </table:table-cell>
          <table:table-cell office:value-type="float" office:value="23.092487139999999" table:style-name="ce1">
            <text:p>23.0924871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東縣東河鄉</text:p>
          </table:table-cell>
          <table:table-cell office:value-type="float" office:value="959" table:style-name="ce1">
            <text:p>959</text:p>
          </table:table-cell>
          <table:table-cell office:value-type="float" office:value="121.2517917" table:style-name="ce1">
            <text:p>121.2517917</text:p>
          </table:table-cell>
          <table:table-cell office:value-type="float" office:value="22.98006921" table:style-name="ce1">
            <text:p>22.9800692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東縣成功鎮</text:p>
          </table:table-cell>
          <table:table-cell office:value-type="float" office:value="961" table:style-name="ce1">
            <text:p>961</text:p>
          </table:table-cell>
          <table:table-cell office:value-type="float" office:value="121.35379829999999" table:style-name="ce1">
            <text:p>121.3537983</text:p>
          </table:table-cell>
          <table:table-cell office:value-type="float" office:value="23.126637160000001" table:style-name="ce1">
            <text:p>23.12663716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東縣長濱鄉</text:p>
          </table:table-cell>
          <table:table-cell office:value-type="float" office:value="962" table:style-name="ce1">
            <text:p>962</text:p>
          </table:table-cell>
          <table:table-cell office:value-type="float" office:value="121.42617250000001" table:style-name="ce1">
            <text:p>121.4261725</text:p>
          </table:table-cell>
          <table:table-cell office:value-type="float" office:value="23.334768990000001" table:style-name="ce1">
            <text:p>23.3347689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東縣太麻里鄉</text:p>
          </table:table-cell>
          <table:table-cell office:value-type="float" office:value="963" table:style-name="ce1">
            <text:p>963</text:p>
          </table:table-cell>
          <table:table-cell office:value-type="float" office:value="120.9797643" table:style-name="ce1">
            <text:p>120.9797643</text:p>
          </table:table-cell>
          <table:table-cell office:value-type="float" office:value="22.590980819999999" table:style-name="ce1">
            <text:p>22.5909808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東縣金峰鄉</text:p>
          </table:table-cell>
          <table:table-cell office:value-type="float" office:value="964" table:style-name="ce1">
            <text:p>964</text:p>
          </table:table-cell>
          <table:table-cell office:value-type="float" office:value="120.85703839999999" table:style-name="ce1">
            <text:p>120.8570384</text:p>
          </table:table-cell>
          <table:table-cell office:value-type="float" office:value="22.581616870000001" table:style-name="ce1">
            <text:p>22.58161687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東縣大武鄉</text:p>
          </table:table-cell>
          <table:table-cell office:value-type="float" office:value="965" table:style-name="ce1">
            <text:p>965</text:p>
          </table:table-cell>
          <table:table-cell office:value-type="float" office:value="120.89917029999999" table:style-name="ce1">
            <text:p>120.8991703</text:p>
          </table:table-cell>
          <table:table-cell office:value-type="float" office:value="22.38359522" table:style-name="ce1">
            <text:p>22.3835952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臺東縣達仁鄉</text:p>
          </table:table-cell>
          <table:table-cell office:value-type="float" office:value="966" table:style-name="ce1">
            <text:p>966</text:p>
          </table:table-cell>
          <table:table-cell office:value-type="float" office:value="120.8355239" table:style-name="ce1">
            <text:p>120.8355239</text:p>
          </table:table-cell>
          <table:table-cell office:value-type="float" office:value="22.38430718" table:style-name="ce1">
            <text:p>22.3843071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花蓮縣花蓮市</text:p>
          </table:table-cell>
          <table:table-cell office:value-type="float" office:value="970" table:style-name="ce1">
            <text:p>970</text:p>
          </table:table-cell>
          <table:table-cell office:value-type="float" office:value="121.6071463" table:style-name="ce1">
            <text:p>121.6071463</text:p>
          </table:table-cell>
          <table:table-cell office:value-type="float" office:value="23.99700271" table:style-name="ce1">
            <text:p>23.99700271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花蓮縣新城鄉</text:p>
          </table:table-cell>
          <table:table-cell office:value-type="float" office:value="971" table:style-name="ce1">
            <text:p>971</text:p>
          </table:table-cell>
          <table:table-cell office:value-type="float" office:value="121.6137969" table:style-name="ce1">
            <text:p>121.6137969</text:p>
          </table:table-cell>
          <table:table-cell office:value-type="float" office:value="24.055799520000001" table:style-name="ce1">
            <text:p>24.0557995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花蓮縣秀林鄉</text:p>
          </table:table-cell>
          <table:table-cell office:value-type="float" office:value="972" table:style-name="ce1">
            <text:p>972</text:p>
          </table:table-cell>
          <table:table-cell office:value-type="float" office:value="121.4807194" table:style-name="ce1">
            <text:p>121.4807194</text:p>
          </table:table-cell>
          <table:table-cell office:value-type="float" office:value="24.123744139999999" table:style-name="ce1">
            <text:p>24.1237441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花蓮縣吉安鄉</text:p>
          </table:table-cell>
          <table:table-cell office:value-type="float" office:value="973" table:style-name="ce1">
            <text:p>973</text:p>
          </table:table-cell>
          <table:table-cell office:value-type="float" office:value="121.56467379999999" table:style-name="ce1">
            <text:p>121.5646738</text:p>
          </table:table-cell>
          <table:table-cell office:value-type="float" office:value="23.95546585" table:style-name="ce1">
            <text:p>23.9554658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花蓮縣壽豐鄉</text:p>
          </table:table-cell>
          <table:table-cell office:value-type="float" office:value="974" table:style-name="ce1">
            <text:p>974</text:p>
          </table:table-cell>
          <table:table-cell office:value-type="float" office:value="121.5341569" table:style-name="ce1">
            <text:p>121.5341569</text:p>
          </table:table-cell>
          <table:table-cell office:value-type="float" office:value="23.844597140000001" table:style-name="ce1">
            <text:p>23.8445971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花蓮縣鳳林鎮</text:p>
          </table:table-cell>
          <table:table-cell office:value-type="float" office:value="975" table:style-name="ce1">
            <text:p>975</text:p>
          </table:table-cell>
          <table:table-cell office:value-type="float" office:value="121.4698848" table:style-name="ce1">
            <text:p>121.4698848</text:p>
          </table:table-cell>
          <table:table-cell office:value-type="float" office:value="23.743244619999999" table:style-name="ce1">
            <text:p>23.7432446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花蓮縣光復鄉</text:p>
          </table:table-cell>
          <table:table-cell office:value-type="float" office:value="976" table:style-name="ce1">
            <text:p>976</text:p>
          </table:table-cell>
          <table:table-cell office:value-type="float" office:value="121.4351231" table:style-name="ce1">
            <text:p>121.4351231</text:p>
          </table:table-cell>
          <table:table-cell office:value-type="float" office:value="23.646587419999999" table:style-name="ce1">
            <text:p>23.6465874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花蓮縣豐濱鄉</text:p>
          </table:table-cell>
          <table:table-cell office:value-type="float" office:value="977" table:style-name="ce1">
            <text:p>977</text:p>
          </table:table-cell>
          <table:table-cell office:value-type="float" office:value="121.4942331" table:style-name="ce1">
            <text:p>121.4942331</text:p>
          </table:table-cell>
          <table:table-cell office:value-type="float" office:value="23.58519428" table:style-name="ce1">
            <text:p>23.5851942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花蓮縣瑞穗鄉</text:p>
          </table:table-cell>
          <table:table-cell office:value-type="float" office:value="978" table:style-name="ce1">
            <text:p>978</text:p>
          </table:table-cell>
          <table:table-cell office:value-type="float" office:value="121.4073472" table:style-name="ce1">
            <text:p>121.4073472</text:p>
          </table:table-cell>
          <table:table-cell office:value-type="float" office:value="23.515612399999998" table:style-name="ce1">
            <text:p>23.5156124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花蓮縣萬榮鄉</text:p>
          </table:table-cell>
          <table:table-cell office:value-type="float" office:value="979" table:style-name="ce1">
            <text:p>979</text:p>
          </table:table-cell>
          <table:table-cell office:value-type="float" office:value="121.3189531" table:style-name="ce1">
            <text:p>121.3189531</text:p>
          </table:table-cell>
          <table:table-cell office:value-type="float" office:value="23.72772629" table:style-name="ce1">
            <text:p>23.72772629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花蓮縣玉里鎮</text:p>
          </table:table-cell>
          <table:table-cell office:value-type="float" office:value="981" table:style-name="ce1">
            <text:p>981</text:p>
          </table:table-cell>
          <table:table-cell office:value-type="float" office:value="121.3604476" table:style-name="ce1">
            <text:p>121.3604476</text:p>
          </table:table-cell>
          <table:table-cell office:value-type="float" office:value="23.37143588" table:style-name="ce1">
            <text:p>23.37143588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花蓮縣卓溪鄉</text:p>
          </table:table-cell>
          <table:table-cell office:value-type="float" office:value="982" table:style-name="ce1">
            <text:p>982</text:p>
          </table:table-cell>
          <table:table-cell office:value-type="float" office:value="121.1804222" table:style-name="ce1">
            <text:p>121.1804222</text:p>
          </table:table-cell>
          <table:table-cell office:value-type="float" office:value="23.390628750000001" table:style-name="ce1">
            <text:p>23.39062875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花蓮縣富里鄉</text:p>
          </table:table-cell>
          <table:table-cell office:value-type="float" office:value="983" table:style-name="ce1">
            <text:p>983</text:p>
          </table:table-cell>
          <table:table-cell office:value-type="float" office:value="121.2980494" table:style-name="ce1">
            <text:p>121.2980494</text:p>
          </table:table-cell>
          <table:table-cell office:value-type="float" office:value="23.196720920000001" table:style-name="ce1">
            <text:p>23.19672092</text:p>
          </table:table-cell>
          <table:table-cell office:value-type="string" table:style-name="ce1">
            <text:p>http://tgos.nat.gov.tw/tgos/Web/MetaData/TGOS_MetaData_View.aspx?MID=9C715A5CD330360D355AE105F908B29E&amp;SHOW_BACK_BUTTON=false</text:p>
          </table:table-cell>
          <table:table-cell table:number-columns-repeated="16379"/>
        </table:table-row>
        <table:table-row table:number-rows-repeated="10482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_50_0_37__32_-_32__36628__33394_1" style:display-name="20% - 輔色1" style:family="table-cell" style:data-style-name="N0">
      <style:table-cell-properties fo:background-color="#DCE6F1"/>
    </style:style>
    <style:style style:name="_50_0_37__32_-_32__36628__33394_2" style:display-name="20% - 輔色2" style:family="table-cell" style:data-style-name="N0">
      <style:table-cell-properties fo:background-color="#F2DCDB"/>
    </style:style>
    <style:style style:name="_50_0_37__32_-_32__36628__33394_3" style:display-name="20% - 輔色3" style:family="table-cell" style:data-style-name="N0">
      <style:table-cell-properties fo:background-color="#EBF1DE"/>
    </style:style>
    <style:style style:name="_50_0_37__32_-_32__36628__33394_4" style:display-name="20% - 輔色4" style:family="table-cell" style:data-style-name="N0">
      <style:table-cell-properties fo:background-color="#E4DFEC"/>
    </style:style>
    <style:style style:name="_50_0_37__32_-_32__36628__33394_5" style:display-name="20% - 輔色5" style:family="table-cell" style:data-style-name="N0">
      <style:table-cell-properties fo:background-color="#DAEEF3"/>
    </style:style>
    <style:style style:name="_50_0_37__32_-_32__36628__33394_6" style:display-name="20% - 輔色6" style:family="table-cell" style:data-style-name="N0">
      <style:table-cell-properties fo:background-color="#FDE9D9"/>
    </style:style>
    <style:style style:name="_52_0_37__32_-_32__36628__33394_1" style:display-name="40% - 輔色1" style:family="table-cell" style:data-style-name="N0">
      <style:table-cell-properties fo:background-color="#B8CCE4"/>
    </style:style>
    <style:style style:name="_52_0_37__32_-_32__36628__33394_2" style:display-name="40% - 輔色2" style:family="table-cell" style:data-style-name="N0">
      <style:table-cell-properties fo:background-color="#E6B8B7"/>
    </style:style>
    <style:style style:name="_52_0_37__32_-_32__36628__33394_3" style:display-name="40% - 輔色3" style:family="table-cell" style:data-style-name="N0">
      <style:table-cell-properties fo:background-color="#D8E4BC"/>
    </style:style>
    <style:style style:name="_52_0_37__32_-_32__36628__33394_4" style:display-name="40% - 輔色4" style:family="table-cell" style:data-style-name="N0">
      <style:table-cell-properties fo:background-color="#CCC0DA"/>
    </style:style>
    <style:style style:name="_52_0_37__32_-_32__36628__33394_5" style:display-name="40% - 輔色5" style:family="table-cell" style:data-style-name="N0">
      <style:table-cell-properties fo:background-color="#B7DEE8"/>
    </style:style>
    <style:style style:name="_52_0_37__32_-_32__36628__33394_6" style:display-name="40% - 輔色6" style:family="table-cell" style:data-style-name="N0">
      <style:table-cell-properties fo:background-color="#FCD5B4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DA969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4D79B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B1A0C7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92CDD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ABF8F"/>
      <style:text-properties fo:color="#FFFFFF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F81BD"/>
      <style:text-properties fo:color="#FFFFFF"/>
    </style:style>
    <style:style style:name="_36628__33394_2" style:display-name="輔色2" style:family="table-cell" style:data-style-name="N0">
      <style:table-cell-properties fo:background-color="#C0504D"/>
      <style:text-properties fo:color="#FFFFFF"/>
    </style:style>
    <style:style style:name="_36628__33394_3" style:display-name="輔色3" style:family="table-cell" style:data-style-name="N0">
      <style:table-cell-properties fo:background-color="#9BBB59"/>
      <style:text-properties fo:color="#FFFFFF"/>
    </style:style>
    <style:style style:name="_36628__33394_4" style:display-name="輔色4" style:family="table-cell" style:data-style-name="N0">
      <style:table-cell-properties fo:background-color="#8064A2"/>
      <style:text-properties fo:color="#FFFFFF"/>
    </style:style>
    <style:style style:name="_36628__33394_5" style:display-name="輔色5" style:family="table-cell" style:data-style-name="N0">
      <style:table-cell-properties fo:background-color="#4BACC6"/>
      <style:text-properties fo:color="#FFFFFF"/>
    </style:style>
    <style:style style:name="_36628__33394_6" style:display-name="輔色6" style:family="table-cell" style:data-style-name="N0">
      <style:table-cell-properties fo:background-color="#F79646"/>
      <style:text-properties fo:color="#FFFFFF"/>
    </style:style>
    <style:style style:name="_27161__38988_" style:display-name="標題" style:family="table-cell" style:data-style-name="N0">
      <style:text-properties fo:color="#1F497D" fo:font-size="18pt" style:font-size-asian="18pt" style:font-size-complex="18pt" fo:font-weight="bold" style:font-weight-asian="bold" style:font-weight-complex="bold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177100黃國華</meta:initial-creator>
    <dc:creator>黃國華</dc:creator>
    <meta:creation-date>2016-04-29T06:20:27Z</meta:creation-date>
    <dc:date>2016-04-29T06:20:27Z</dc:date>
  </office:meta>
</office:document-meta>
</file>